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00" style:family="paragraph" style:parent-style-name="Table_20_Contents">
      <style:text-properties style:font-name="Arial"/>
    </style:style>
    <style:style style:name="P101" style:family="paragraph" style:parent-style-name="Table_20_Contents">
      <style:text-properties style:font-name="Arial" fo:font-weight="bold" style:font-weight-asian="bold" style:font-weight-complex="bold"/>
    </style:style>
    <style:style style:name="P102" style:family="paragraph" style:parent-style-name="Table_20_Contents">
      <style:text-properties style:font-name="Arial" officeooo:rsid="00039645" officeooo:paragraph-rsid="00039645"/>
    </style:style>
    <style:style style:name="P103" style:family="paragraph" style:parent-style-name="Text_20_body">
      <style:text-properties style:font-name="Arial" officeooo:rsid="00039645" officeooo:paragraph-rsid="00039645"/>
    </style:style>
    <style:style style:name="P104" style:family="paragraph" style:parent-style-name="Text_20_body">
      <style:text-properties style:font-name="Arial"/>
    </style:style>
    <style:style style:name="P105" style:family="paragraph" style:parent-style-name="Table_20_Heading">
      <style:text-properties style:font-name="Arial"/>
    </style:style>
    <style:style style:name="P106" style:family="paragraph" style:parent-style-name="Table_20_Heading">
      <style:paragraph-properties fo:text-align="start" style:justify-single-word="false"/>
      <style:text-properties style:font-name="Arial"/>
    </style:style>
    <style:style style:name="P107" style:family="paragraph" style:parent-style-name="Standard">
      <style:text-properties style:font-name="Arial1"/>
    </style:style>
    <style:style style:name="P108" style:family="paragraph" style:parent-style-name="Standard">
      <style:text-properties style:font-name="Arial1" fo:font-weight="normal" style:font-weight-asian="normal" style:font-weight-complex="normal"/>
    </style:style>
    <style:style style:name="P109" style:family="paragraph" style:parent-style-name="Table_20_Contents">
      <style:text-properties style:font-name="Arial1" fo:font-weight="normal" style:font-weight-asian="normal" style:font-weight-complex="normal"/>
    </style:style>
    <style:style style:name="P110" style:family="paragraph" style:parent-style-name="Table_20_Contents">
      <style:text-properties style:font-name="Arial1" fo:font-weight="normal" officeooo:rsid="00e51555" officeooo:paragraph-rsid="00e51555" style:font-weight-asian="normal" style:font-weight-complex="normal"/>
    </style:style>
    <style:style style:name="P111" style:family="paragraph" style:parent-style-name="Table_20_Contents">
      <style:text-properties style:font-name="Arial1" fo:font-weight="normal" officeooo:rsid="00e51555" officeooo:paragraph-rsid="00e59fd3" style:font-weight-asian="normal" style:font-weight-complex="normal"/>
    </style:style>
    <style:style style:name="P112" style:family="paragraph" style:parent-style-name="Table_20_Contents">
      <style:text-properties style:font-name="Arial1"/>
    </style:style>
    <style:style style:name="P113" style:family="paragraph" style:parent-style-name="Table_20_Contents">
      <style:text-properties style:font-name="Arial1" fo:font-weight="bold" style:font-weight-asian="bold" style:font-weight-complex="bold"/>
    </style:style>
    <style:style style:name="P114" style:family="paragraph" style:parent-style-name="Table_20_Contents">
      <style:text-properties style:font-name="Arial1" fo:font-weight="bold" officeooo:rsid="00e51555" officeooo:paragraph-rsid="00e51555" style:font-weight-asian="bold" style:font-weight-complex="bold"/>
    </style:style>
    <style:style style:name="P115" style:family="paragraph" style:parent-style-name="Table_20_Contents">
      <style:text-properties style:font-name="Arial1" fo:font-style="italic" style:font-style-asian="italic" style:font-style-complex="italic"/>
    </style:style>
    <style:style style:name="P11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17"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19" style:family="paragraph" style:parent-style-name="Text_20_body">
      <style:text-properties style:font-name="Arial1"/>
    </style:style>
    <style:style style:name="P120" style:family="paragraph" style:parent-style-name="Text_20_body">
      <style:text-properties style:font-name="Arial1" officeooo:rsid="00514dd6" officeooo:paragraph-rsid="00628528"/>
    </style:style>
    <style:style style:name="P121" style:family="paragraph" style:parent-style-name="Text_20_body">
      <style:text-properties style:font-name="Arial1" officeooo:paragraph-rsid="001ec80d"/>
    </style:style>
    <style:style style:name="P122" style:family="paragraph" style:parent-style-name="Table_20_Heading">
      <style:text-properties style:font-name="Arial1"/>
    </style:style>
    <style:style style:name="P123" style:family="paragraph" style:parent-style-name="Text_20_body">
      <style:text-properties style:font-name="Arial1" officeooo:rsid="00e51555" officeooo:paragraph-rsid="00e51555"/>
    </style:style>
    <style:style style:name="P124" style:family="paragraph" style:parent-style-name="Standard">
      <style:paragraph-properties fo:text-align="center" style:justify-single-word="false"/>
    </style:style>
    <style:style style:name="P125" style:family="paragraph" style:parent-style-name="Standard">
      <style:text-properties officeooo:rsid="00d179f1" officeooo:paragraph-rsid="00d179f1"/>
    </style:style>
    <style:style style:name="P126"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27" style:family="paragraph" style:parent-style-name="Table_20_Contents">
      <style:text-properties officeooo:rsid="0006f066" officeooo:paragraph-rsid="0006f066"/>
    </style:style>
    <style:style style:name="P128" style:family="paragraph" style:parent-style-name="Table_20_Contents">
      <style:paragraph-properties fo:text-align="start" style:justify-single-word="false"/>
      <style:text-properties fo:font-weight="normal" style:font-weight-asian="normal" style:font-weight-complex="normal"/>
    </style:style>
    <style:style style:name="P129" style:family="paragraph" style:parent-style-name="Table_20_Contents">
      <style:text-properties fo:font-weight="normal" officeooo:rsid="00a17a11" officeooo:paragraph-rsid="00a23781" style:font-weight-asian="normal" style:font-weight-complex="normal"/>
    </style:style>
    <style:style style:name="P130" style:family="paragraph" style:parent-style-name="Text_20_body">
      <style:text-properties fo:font-weight="normal" style:font-weight-asian="normal" style:font-weight-complex="normal"/>
    </style:style>
    <style:style style:name="P131" style:family="paragraph" style:parent-style-name="Text_20_body">
      <style:text-properties fo:font-weight="normal" officeooo:rsid="0006f066" officeooo:paragraph-rsid="0006f066" style:font-weight-asian="normal" style:font-weight-complex="normal"/>
    </style:style>
    <style:style style:name="P132" style:family="paragraph" style:parent-style-name="Text_20_body">
      <style:text-properties fo:font-weight="normal" officeooo:rsid="0073736b" officeooo:paragraph-rsid="0073736b" style:font-weight-asian="normal" style:font-weight-complex="normal"/>
    </style:style>
    <style:style style:name="P133" style:family="paragraph" style:parent-style-name="Text_20_body">
      <style:text-properties fo:font-weight="normal" officeooo:paragraph-rsid="00ef1ef3" style:font-weight-asian="normal" style:font-weight-complex="normal"/>
    </style:style>
    <style:style style:name="P134" style:family="paragraph" style:parent-style-name="Text_20_body">
      <style:text-properties fo:font-weight="normal" officeooo:rsid="00ee4fa8" officeooo:paragraph-rsid="00ee4fa8" style:font-weight-asian="normal" style:font-weight-complex="normal"/>
    </style:style>
    <style:style style:name="P135" style:family="paragraph" style:parent-style-name="Table_20_Contents">
      <style:paragraph-properties fo:text-align="start" style:justify-single-word="false"/>
      <style:text-properties fo:font-weight="bold" style:font-weight-asian="bold" style:font-weight-complex="bold"/>
    </style:style>
    <style:style style:name="P136" style:family="paragraph" style:parent-style-name="Text_20_body">
      <style:text-properties fo:font-weight="bold" style:font-weight-asian="bold" style:font-weight-complex="bold"/>
    </style:style>
    <style:style style:name="P137" style:family="paragraph" style:parent-style-name="Text_20_body">
      <style:text-properties fo:font-weight="bold" officeooo:paragraph-rsid="00ef1ef3" style:font-weight-asian="bold" style:font-weight-complex="bold"/>
    </style:style>
    <style:style style:name="P138" style:family="paragraph" style:parent-style-name="Table_20_Contents">
      <style:paragraph-properties fo:text-align="start" style:justify-single-word="false"/>
    </style:style>
    <style:style style:name="P139" style:family="paragraph" style:parent-style-name="Table_20_Contents">
      <style:paragraph-properties fo:text-align="start" style:justify-single-word="false"/>
      <style:text-properties officeooo:paragraph-rsid="00a03282"/>
    </style:style>
    <style:style style:name="P140" style:family="paragraph" style:parent-style-name="Table_20_Contents">
      <style:paragraph-properties fo:text-align="start" style:justify-single-word="false"/>
      <style:text-properties officeooo:paragraph-rsid="00c8cf71"/>
    </style:style>
    <style:style style:name="P141" style:family="paragraph" style:parent-style-name="Table_20_Contents">
      <style:paragraph-properties fo:text-align="start" style:justify-single-word="false"/>
      <style:text-properties officeooo:paragraph-rsid="00cfb5a5"/>
    </style:style>
    <style:style style:name="P142" style:family="paragraph" style:parent-style-name="Table_20_Contents">
      <style:paragraph-properties fo:text-align="start" style:justify-single-word="false"/>
      <style:text-properties officeooo:paragraph-rsid="00d179f1"/>
    </style:style>
    <style:style style:name="P143" style:family="paragraph" style:parent-style-name="Table_20_Contents">
      <style:paragraph-properties fo:text-align="start" style:justify-single-word="false"/>
      <style:text-properties officeooo:paragraph-rsid="00d534a5"/>
    </style:style>
    <style:style style:name="P144" style:family="paragraph" style:parent-style-name="Table_20_Contents">
      <style:paragraph-properties fo:text-align="start" style:justify-single-word="false"/>
      <style:text-properties officeooo:paragraph-rsid="00ed6c81"/>
    </style:style>
    <style:style style:name="P145" style:family="paragraph" style:parent-style-name="Table_20_Contents">
      <style:text-properties officeooo:rsid="00628528" officeooo:paragraph-rsid="00628528"/>
    </style:style>
    <style:style style:name="P146" style:family="paragraph" style:parent-style-name="Table_20_Contents">
      <style:text-properties officeooo:rsid="00a17a11" officeooo:paragraph-rsid="00a23781"/>
    </style:style>
    <style:style style:name="P147" style:family="paragraph" style:parent-style-name="Table_20_Contents">
      <style:text-properties fo:font-size="10pt" style:font-size-asian="10pt" style:font-size-complex="10pt"/>
    </style:style>
    <style:style style:name="P148" style:family="paragraph" style:parent-style-name="Table_20_Contents">
      <style:text-properties fo:font-size="10pt" officeooo:rsid="00a979d5" officeooo:paragraph-rsid="00a979d5" style:font-size-asian="10pt" style:font-size-complex="10pt"/>
    </style:style>
    <style:style style:name="P149" style:family="paragraph" style:parent-style-name="Text_20_body">
      <style:text-properties fo:font-size="10pt" officeooo:rsid="00a979d5" officeooo:paragraph-rsid="00a979d5" style:font-size-asian="10pt" style:font-size-complex="10pt"/>
    </style:style>
    <style:style style:name="P150" style:family="paragraph" style:parent-style-name="Table_20_Contents">
      <style:text-properties fo:font-size="10pt" officeooo:rsid="00a979d5" officeooo:paragraph-rsid="00b6e13d" style:font-size-asian="10pt" style:font-size-complex="10pt"/>
    </style:style>
    <style:style style:name="P151" style:family="paragraph" style:parent-style-name="Table_20_Contents">
      <style:text-properties fo:font-size="10pt" officeooo:rsid="00aaf678" officeooo:paragraph-rsid="00aaf678" style:font-size-asian="10pt" style:font-size-complex="10pt"/>
    </style:style>
    <style:style style:name="P152" style:family="paragraph" style:parent-style-name="Text_20_body">
      <style:text-properties fo:font-size="10pt" officeooo:rsid="00a60c4d" officeooo:paragraph-rsid="00a979d5" style:font-size-asian="10pt" style:font-size-complex="10pt"/>
    </style:style>
    <style:style style:name="P153" style:family="paragraph" style:parent-style-name="Text_20_body">
      <style:text-properties fo:font-style="italic" style:font-style-asian="italic" style:font-style-complex="italic"/>
    </style:style>
    <style:style style:name="P154" style:family="paragraph" style:parent-style-name="Text_20_body">
      <style:text-properties officeooo:rsid="001b2976" officeooo:paragraph-rsid="001b2976"/>
    </style:style>
    <style:style style:name="P155" style:family="paragraph" style:parent-style-name="Text_20_body">
      <style:text-properties officeooo:rsid="001bf16d" officeooo:paragraph-rsid="001bf16d"/>
    </style:style>
    <style:style style:name="P156" style:family="paragraph" style:parent-style-name="Text_20_body">
      <style:text-properties officeooo:rsid="001bf16d" officeooo:paragraph-rsid="00ff8b03"/>
    </style:style>
    <style:style style:name="P157" style:family="paragraph" style:parent-style-name="Text_20_body">
      <style:text-properties officeooo:rsid="0026d661" officeooo:paragraph-rsid="0026d661"/>
    </style:style>
    <style:style style:name="P158" style:family="paragraph" style:parent-style-name="Text_20_body">
      <style:text-properties officeooo:rsid="004efe9a" officeooo:paragraph-rsid="004efe9a"/>
    </style:style>
    <style:style style:name="P159" style:family="paragraph" style:parent-style-name="Text_20_body">
      <style:text-properties officeooo:paragraph-rsid="00535419"/>
    </style:style>
    <style:style style:name="P160" style:family="paragraph" style:parent-style-name="Text_20_body">
      <style:text-properties officeooo:rsid="00570221" officeooo:paragraph-rsid="0059e51b"/>
    </style:style>
    <style:style style:name="P161" style:family="paragraph" style:parent-style-name="Text_20_body">
      <style:text-properties officeooo:rsid="0057ff57" officeooo:paragraph-rsid="0057ff57"/>
    </style:style>
    <style:style style:name="P162" style:family="paragraph" style:parent-style-name="Text_20_body">
      <style:text-properties officeooo:rsid="0057ff57" officeooo:paragraph-rsid="0059e51b"/>
    </style:style>
    <style:style style:name="P163" style:family="paragraph" style:parent-style-name="Text_20_body">
      <style:text-properties officeooo:rsid="0057ff57" officeooo:paragraph-rsid="005e0c21"/>
    </style:style>
    <style:style style:name="P164" style:family="paragraph" style:parent-style-name="Text_20_body">
      <style:text-properties officeooo:rsid="0057ff57" officeooo:paragraph-rsid="00628528"/>
    </style:style>
    <style:style style:name="P165" style:family="paragraph" style:parent-style-name="Text_20_body">
      <style:text-properties officeooo:rsid="0057ff57" officeooo:paragraph-rsid="007bebd8"/>
    </style:style>
    <style:style style:name="P166" style:family="paragraph" style:parent-style-name="Text_20_body">
      <style:text-properties officeooo:rsid="0057ff57" officeooo:paragraph-rsid="0081b9e2"/>
    </style:style>
    <style:style style:name="P167" style:family="paragraph" style:parent-style-name="Text_20_body">
      <style:text-properties officeooo:rsid="0057ff57" officeooo:paragraph-rsid="00846027"/>
    </style:style>
    <style:style style:name="P168" style:family="paragraph" style:parent-style-name="Text_20_body">
      <style:text-properties officeooo:rsid="005e0c21" officeooo:paragraph-rsid="005e0c21"/>
    </style:style>
    <style:style style:name="P169" style:family="paragraph" style:parent-style-name="Text_20_body">
      <style:text-properties officeooo:rsid="00792dfc" officeooo:paragraph-rsid="00792dfc"/>
    </style:style>
    <style:style style:name="P170" style:family="paragraph" style:parent-style-name="Text_20_body">
      <style:text-properties officeooo:rsid="00792dfc" officeooo:paragraph-rsid="007da6c6"/>
    </style:style>
    <style:style style:name="P171" style:family="paragraph" style:parent-style-name="Text_20_body">
      <style:text-properties officeooo:rsid="00792dfc" officeooo:paragraph-rsid="00a37ed7"/>
    </style:style>
    <style:style style:name="P172" style:family="paragraph" style:parent-style-name="Text_20_body">
      <style:text-properties officeooo:paragraph-rsid="00a60c4d"/>
    </style:style>
    <style:style style:name="P173" style:family="paragraph" style:parent-style-name="Text_20_body">
      <style:text-properties officeooo:rsid="00a60c4d" officeooo:paragraph-rsid="00a60c4d"/>
    </style:style>
    <style:style style:name="P174" style:family="paragraph" style:parent-style-name="Text_20_body">
      <style:text-properties officeooo:rsid="00a7a500" officeooo:paragraph-rsid="00a7a500"/>
    </style:style>
    <style:style style:name="P175" style:family="paragraph" style:parent-style-name="Table_20_Heading">
      <style:text-properties officeooo:rsid="00a7a500" officeooo:paragraph-rsid="00a7a500"/>
    </style:style>
    <style:style style:name="P176" style:family="paragraph" style:parent-style-name="Text_20_body">
      <style:text-properties officeooo:paragraph-rsid="00a7a500"/>
    </style:style>
    <style:style style:name="P177" style:family="paragraph" style:parent-style-name="Text_20_body">
      <style:text-properties style:font-name="Consolas" fo:font-size="10pt" officeooo:rsid="00ae4855" officeooo:paragraph-rsid="00af109f" style:font-size-asian="10pt" style:font-size-complex="10pt"/>
    </style:style>
    <style:style style:name="P178" style:family="paragraph" style:parent-style-name="Text_20_body">
      <style:text-properties style:font-name="Consolas" fo:font-size="10pt" officeooo:rsid="00ae4855" officeooo:paragraph-rsid="00b1597c" style:font-size-asian="10pt" style:font-size-complex="10pt"/>
    </style:style>
    <style:style style:name="P179" style:family="paragraph" style:parent-style-name="Text_20_body">
      <style:text-properties officeooo:rsid="00b1597c" officeooo:paragraph-rsid="00b1597c"/>
    </style:style>
    <style:style style:name="P180" style:family="paragraph" style:parent-style-name="Text_20_body">
      <style:text-properties officeooo:rsid="00bb2e3f" officeooo:paragraph-rsid="00bb2e3f"/>
    </style:style>
    <style:style style:name="P181" style:family="paragraph" style:parent-style-name="Text_20_body">
      <style:text-properties officeooo:rsid="00c0b321" officeooo:paragraph-rsid="00c0b321"/>
    </style:style>
    <style:style style:name="P182" style:family="paragraph" style:parent-style-name="Contents_20_2">
      <style:paragraph-properties>
        <style:tab-stops>
          <style:tab-stop style:position="6.9252in" style:type="right" style:leader-style="dotted" style:leader-text="."/>
        </style:tab-stops>
      </style:paragraph-properties>
    </style:style>
    <style:style style:name="P183" style:family="paragraph" style:parent-style-name="Contents_20_4">
      <style:paragraph-properties>
        <style:tab-stops>
          <style:tab-stop style:position="6.9252in" style:type="right" style:leader-style="dotted" style:leader-text="."/>
        </style:tab-stops>
      </style:paragraph-properties>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3">
      <style:paragraph-properties>
        <style:tab-stops>
          <style:tab-stop style:position="6.9252in" style:type="right" style:leader-style="dotted" style:leader-text="."/>
        </style:tab-stops>
      </style:paragraph-properties>
    </style:style>
    <style:style style:name="P186" style:family="paragraph" style:parent-style-name="Table_20_Contents">
      <style:text-properties officeooo:rsid="00daba7b" officeooo:paragraph-rsid="00daba7b"/>
    </style:style>
    <style:style style:name="P187" style:family="paragraph" style:parent-style-name="Text_20_body">
      <style:text-properties officeooo:paragraph-rsid="00ee4fa8"/>
    </style:style>
    <style:style style:name="P188" style:family="paragraph" style:parent-style-name="Text_20_body">
      <style:text-properties officeooo:rsid="00ee4fa8" officeooo:paragraph-rsid="00ee4fa8"/>
    </style:style>
    <style:style style:name="P189" style:family="paragraph" style:parent-style-name="Text_20_body">
      <style:text-properties officeooo:rsid="00ee4fa8" officeooo:paragraph-rsid="00ef1ef3"/>
    </style:style>
    <style:style style:name="P19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19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192" style:family="paragraph" style:parent-style-name="Text_20_body">
      <style:text-properties officeooo:paragraph-rsid="00ef1ef3"/>
    </style:style>
    <style:style style:name="P193" style:family="paragraph" style:parent-style-name="Text_20_body">
      <style:text-properties officeooo:rsid="00f5575b" officeooo:paragraph-rsid="00f5575b"/>
    </style:style>
    <style:style style:name="P194" style:family="paragraph" style:parent-style-name="Table_20_Contents">
      <style:paragraph-properties fo:text-align="start" style:justify-single-word="false"/>
      <style:text-properties officeooo:rsid="00cfb5a5" officeooo:paragraph-rsid="00cfb5a5"/>
    </style:style>
    <style:style style:name="P195" style:family="paragraph" style:parent-style-name="Text_20_body">
      <style:text-properties officeooo:rsid="00ff8b03" officeooo:paragraph-rsid="00ff8b03"/>
    </style:style>
    <style:style style:name="P196" style:family="paragraph" style:parent-style-name="Heading_20_1">
      <style:paragraph-properties fo:break-before="page"/>
    </style:style>
    <style:style style:name="P197" style:family="paragraph" style:parent-style-name="Heading_20_1">
      <style:text-properties officeooo:rsid="00bb2e3f" officeooo:paragraph-rsid="00bb2e3f"/>
    </style:style>
    <style:style style:name="P198" style:family="paragraph" style:parent-style-name="Heading_20_2">
      <style:text-properties fo:font-weight="bold" style:font-weight-asian="bold" style:font-weight-complex="bold"/>
    </style:style>
    <style:style style:name="P199" style:family="paragraph" style:parent-style-name="Heading_20_2">
      <style:text-properties officeooo:paragraph-rsid="00ee4fa8"/>
    </style:style>
    <style:style style:name="P200" style:family="paragraph" style:parent-style-name="Heading_20_2">
      <style:text-properties officeooo:rsid="00a60c4d" officeooo:paragraph-rsid="00a60c4d"/>
    </style:style>
    <style:style style:name="P201" style:family="paragraph" style:parent-style-name="Heading_20_3">
      <style:text-properties officeooo:rsid="004efe9a" officeooo:paragraph-rsid="004efe9a"/>
    </style:style>
    <style:style style:name="P202" style:family="paragraph" style:parent-style-name="Heading_20_3">
      <style:text-properties officeooo:paragraph-rsid="004efe9a"/>
    </style:style>
    <style:style style:name="P203" style:family="paragraph" style:parent-style-name="Heading_20_3">
      <style:text-properties fo:font-weight="bold" style:font-weight-asian="bold" style:font-weight-complex="bold"/>
    </style:style>
    <style:style style:name="P204" style:family="paragraph" style:parent-style-name="Heading_20_3">
      <style:text-properties officeooo:rsid="00f5575b" officeooo:paragraph-rsid="00f5575b"/>
    </style:style>
    <style:style style:name="P205" style:family="paragraph" style:parent-style-name="Heading_20_3">
      <style:text-properties officeooo:rsid="00a7a500" officeooo:paragraph-rsid="00a7a500"/>
    </style:style>
    <style:style style:name="P206" style:family="paragraph" style:parent-style-name="Heading_20_3">
      <style:text-properties officeooo:paragraph-rsid="010a7c46"/>
    </style:style>
    <style:style style:name="P207" style:family="paragraph" style:parent-style-name="Heading_20_4">
      <style:text-properties officeooo:rsid="007ea52f" officeooo:paragraph-rsid="007ea52f"/>
    </style:style>
    <style:style style:name="P208" style:family="paragraph" style:parent-style-name="Heading_20_4">
      <style:text-properties officeooo:rsid="007ea52f" officeooo:paragraph-rsid="00a37ed7"/>
    </style:style>
    <style:style style:name="P209" style:family="paragraph" style:parent-style-name="Heading_20_4">
      <style:text-properties officeooo:paragraph-rsid="005e0c21"/>
    </style:style>
    <style:style style:name="P210"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11"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212" style:family="paragraph" style:parent-style-name="Standard" style:list-style-name="L11">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21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1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15"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216"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217"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218" style:family="paragraph" style:parent-style-name="Table_20_Contents" style:list-style-name="L9">
      <style:paragraph-properties fo:text-align="start" style:justify-single-word="false"/>
      <style:text-properties officeooo:rsid="00cb7e4a" officeooo:paragraph-rsid="00cb7e4a"/>
    </style:style>
    <style:style style:name="P219" style:family="paragraph" style:parent-style-name="Table_20_Contents" style:list-style-name="L9">
      <style:paragraph-properties fo:text-align="start" style:justify-single-word="false"/>
      <style:text-properties officeooo:paragraph-rsid="00c9c069"/>
    </style:style>
    <style:style style:name="P220" style:family="paragraph" style:parent-style-name="Table_20_Contents" style:list-style-name="L9">
      <style:paragraph-properties fo:text-align="start" style:justify-single-word="false"/>
      <style:text-properties officeooo:rsid="00c9c069" officeooo:paragraph-rsid="00c9c069"/>
    </style:style>
    <style:style style:name="P221" style:family="paragraph" style:parent-style-name="Text_20_body" style:list-style-name="L1"/>
    <style:style style:name="P222" style:family="paragraph" style:parent-style-name="Text_20_body" style:list-style-name="L1">
      <style:text-properties style:font-name="Arial"/>
    </style:style>
    <style:style style:name="P223" style:family="paragraph" style:parent-style-name="Text_20_body" style:list-style-name="L1">
      <style:text-properties style:font-name="Arial" officeooo:rsid="008b4ace" officeooo:paragraph-rsid="008b4ace"/>
    </style:style>
    <style:style style:name="P224" style:family="paragraph" style:parent-style-name="Text_20_body" style:list-style-name="L2">
      <style:text-properties style:font-name="Arial"/>
    </style:style>
    <style:style style:name="P225" style:family="paragraph" style:parent-style-name="Text_20_body" style:list-style-name="L2">
      <style:text-properties style:font-name="Arial" officeooo:rsid="00039645" officeooo:paragraph-rsid="00039645"/>
    </style:style>
    <style:style style:name="P226" style:family="paragraph" style:parent-style-name="Text_20_body" style:list-style-name="L2"/>
    <style:style style:name="P227" style:family="paragraph" style:parent-style-name="Text_20_body" style:list-style-name="L3"/>
    <style:style style:name="P228" style:family="paragraph" style:parent-style-name="Text_20_body" style:list-style-name="L4"/>
    <style:style style:name="P229" style:family="paragraph" style:parent-style-name="Text_20_body" style:list-style-name="L4">
      <style:text-properties fo:font-weight="normal" style:font-weight-asian="normal" style:font-weight-complex="normal"/>
    </style:style>
    <style:style style:name="P230" style:family="paragraph" style:parent-style-name="Text_20_body" style:list-style-name="L5">
      <style:text-properties fo:font-weight="normal" officeooo:paragraph-rsid="003153d0" style:font-weight-asian="normal" style:font-weight-complex="normal"/>
    </style:style>
    <style:style style:name="P231" style:family="paragraph" style:parent-style-name="Text_20_body" style:list-style-name="L6">
      <style:text-properties fo:font-weight="normal" style:font-weight-asian="normal" style:font-weight-complex="normal"/>
    </style:style>
    <style:style style:name="P232" style:family="paragraph" style:parent-style-name="Text_20_body" style:list-style-name="L10"/>
    <style:style style:name="P233" style:family="paragraph" style:parent-style-name="Text_20_body" style:list-style-name="L12">
      <style:text-properties officeooo:rsid="00c11887" officeooo:paragraph-rsid="00c11887"/>
    </style:style>
    <style:style style:name="P234" style:family="paragraph" style:parent-style-name="Text_20_body">
      <style:text-properties officeooo:rsid="001b2976" officeooo:paragraph-rsid="010a7c46"/>
    </style:style>
    <style:style style:name="P235" style:family="paragraph" style:parent-style-name="Text_20_body">
      <style:text-properties officeooo:rsid="010a7c46" officeooo:paragraph-rsid="010a7c46"/>
    </style:style>
    <style:style style:name="P236" style:family="paragraph" style:parent-style-name="Text_20_body">
      <style:text-properties officeooo:rsid="010d368f" officeooo:paragraph-rsid="010d368f"/>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c2d22" style:font-weight-asian="bold" style:font-weight-complex="bold"/>
    </style:style>
    <style:style style:name="T14" style:family="text">
      <style:text-properties fo:font-weight="bold" officeooo:rsid="00628528" style:font-weight-asian="bold" style:font-weight-complex="bold"/>
    </style:style>
    <style:style style:name="T15" style:family="text">
      <style:text-properties fo:font-weight="bold" officeooo:rsid="00792dfc" style:font-weight-asian="bold" style:font-weight-complex="bold"/>
    </style:style>
    <style:style style:name="T16" style:family="text">
      <style:text-properties fo:font-weight="bold" officeooo:rsid="007bebd8" style:font-weight-asian="bold" style:font-weight-complex="bold"/>
    </style:style>
    <style:style style:name="T17" style:family="text">
      <style:text-properties fo:font-weight="bold" officeooo:rsid="00c333d7" style:font-weight-asian="bold" style:font-weight-complex="bold"/>
    </style:style>
    <style:style style:name="T18" style:family="text">
      <style:text-properties fo:font-weight="bold" officeooo:rsid="00cfb5a5" style:font-weight-asian="bold" style:font-weight-complex="bold"/>
    </style:style>
    <style:style style:name="T19" style:family="text">
      <style:text-properties fo:font-weight="bold" officeooo:rsid="00ea8a9b" style:font-weight-asian="bold" style:font-weight-complex="bold"/>
    </style:style>
    <style:style style:name="T20" style:family="text">
      <style:text-properties fo:font-weight="bold" officeooo:rsid="00ee4fa8" style:font-weight-asian="bold" style:font-weight-complex="bold"/>
    </style:style>
    <style:style style:name="T21" style:family="text">
      <style:text-properties fo:font-weight="bold" officeooo:rsid="00ef1ef3" style:font-weight-asian="bold" style:font-weight-complex="bold"/>
    </style:style>
    <style:style style:name="T22" style:family="text">
      <style:text-properties fo:font-weight="bold" officeooo:rsid="00fa1709" style:font-weight-asian="bold" style:font-weight-complex="bold"/>
    </style:style>
    <style:style style:name="T23" style:family="text">
      <style:text-properties style:font-name="Arial"/>
    </style:style>
    <style:style style:name="T24" style:family="text">
      <style:text-properties style:font-name="Arial" fo:font-style="italic" fo:font-weight="bold" style:font-style-asian="italic" style:font-weight-asian="bold" style:font-style-complex="italic" style:font-weight-complex="bold"/>
    </style:style>
    <style:style style:name="T25" style:family="text">
      <style:text-properties style:font-name="Arial" fo:font-size="12pt" fo:font-weight="normal" style:font-size-asian="12pt" style:font-weight-asian="normal" style:font-size-complex="12pt" style:font-weight-complex="normal"/>
    </style:style>
    <style:style style:name="T26" style:family="text">
      <style:text-properties style:font-name="Arial" fo:font-size="12pt" fo:font-weight="normal" officeooo:rsid="00a03282" style:font-size-asian="12pt" style:font-weight-asian="normal" style:font-size-complex="12pt" style:font-weight-complex="normal"/>
    </style:style>
    <style:style style:name="T27" style:family="text">
      <style:text-properties style:font-name="Arial" fo:font-size="12pt" fo:font-weight="normal" officeooo:rsid="00c8cf71" style:font-size-asian="12pt" style:font-weight-asian="normal" style:font-size-complex="12pt" style:font-weight-complex="normal"/>
    </style:style>
    <style:style style:name="T28" style:family="text">
      <style:text-properties style:font-name="Arial" fo:font-size="12pt" fo:font-weight="normal" officeooo:rsid="00c9484a" style:font-size-asian="12pt" style:font-weight-asian="normal" style:font-size-complex="12pt" style:font-weight-complex="normal"/>
    </style:style>
    <style:style style:name="T29" style:family="text">
      <style:text-properties style:font-name="Arial" fo:font-size="12pt" fo:font-weight="normal" officeooo:rsid="00c9c069" style:font-size-asian="12pt" style:font-weight-asian="normal" style:font-size-complex="12pt" style:font-weight-complex="normal"/>
    </style:style>
    <style:style style:name="T30" style:family="text">
      <style:text-properties style:font-name="Arial" fo:font-size="12pt" fo:font-weight="normal" officeooo:rsid="00cfb5a5" style:font-size-asian="12pt" style:font-weight-asian="normal" style:font-size-complex="12pt" style:font-weight-complex="normal"/>
    </style:style>
    <style:style style:name="T31" style:family="text">
      <style:text-properties style:font-name="Arial" fo:font-size="12pt" fo:font-weight="normal" officeooo:rsid="00d179f1" style:font-size-asian="12pt" style:font-weight-asian="normal" style:font-size-complex="12pt" style:font-weight-complex="normal"/>
    </style:style>
    <style:style style:name="T32" style:family="text">
      <style:text-properties style:font-name="Arial" fo:font-size="12pt" fo:font-weight="normal" officeooo:rsid="00d534a5" style:font-size-asian="12pt" style:font-weight-asian="normal" style:font-size-complex="12pt" style:font-weight-complex="normal"/>
    </style:style>
    <style:style style:name="T33" style:family="text">
      <style:text-properties style:font-name="Arial" fo:font-size="12pt" fo:font-weight="normal" officeooo:rsid="00ed6c81" style:font-size-asian="12pt" style:font-weight-asian="normal" style:font-size-complex="12pt" style:font-weight-complex="normal"/>
    </style:style>
    <style:style style:name="T34" style:family="text">
      <style:text-properties style:font-name="Arial" fo:font-size="12pt" fo:font-weight="normal" officeooo:rsid="01029044" style:font-size-asian="12pt" style:font-weight-asian="normal" style:font-size-complex="12pt" style:font-weight-complex="normal"/>
    </style:style>
    <style:style style:name="T35" style:family="text">
      <style:text-properties style:font-name="Arial" fo:font-size="12pt" fo:font-weight="bold" officeooo:rsid="00c8cf71" style:font-size-asian="12pt" style:font-weight-asian="bold" style:font-size-complex="12pt" style:font-weight-complex="bold"/>
    </style:style>
    <style:style style:name="T36" style:family="text">
      <style:text-properties style:font-name="Arial" fo:font-size="12pt" fo:font-weight="bold" officeooo:rsid="00d179f1" style:font-size-asian="12pt" style:font-weight-asian="bold" style:font-size-complex="12pt" style:font-weight-complex="bold"/>
    </style:style>
    <style:style style:name="T37" style:family="text">
      <style:text-properties style:font-name="Arial" fo:font-size="12pt" fo:font-weight="bold" officeooo:rsid="00d534a5" style:font-size-asian="12pt" style:font-weight-asian="bold" style:font-size-complex="12pt" style:font-weight-complex="bold"/>
    </style:style>
    <style:style style:name="T38" style:family="text">
      <style:text-properties style:font-name="Arial" fo:font-size="12pt" fo:font-weight="bold" officeooo:rsid="00ed6c81" style:font-size-asian="12pt" style:font-weight-asian="bold" style:font-size-complex="12pt" style:font-weight-complex="bold"/>
    </style:style>
    <style:style style:name="T39" style:family="text">
      <style:text-properties style:font-name="Arial" fo:font-size="32pt" fo:font-weight="bold" style:font-size-asian="32pt" style:font-weight-asian="bold" style:font-size-complex="32pt" style:font-weight-complex="bold"/>
    </style:style>
    <style:style style:name="T40" style:family="text">
      <style:text-properties style:font-name="Arial" fo:font-size="32pt" fo:font-weight="bold" officeooo:rsid="001548d5" style:font-size-asian="32pt" style:font-weight-asian="bold" style:font-size-complex="32pt" style:font-weight-complex="bold"/>
    </style:style>
    <style:style style:name="T41" style:family="text">
      <style:text-properties style:font-name="Arial" fo:font-size="32pt" fo:font-weight="bold" officeooo:rsid="009d45a8" style:font-size-asian="32pt" style:font-weight-asian="bold" style:font-size-complex="32pt" style:font-weight-complex="bold"/>
    </style:style>
    <style:style style:name="T42" style:family="text">
      <style:text-properties style:font-name="Arial" fo:font-size="32pt" fo:font-weight="bold" officeooo:rsid="009c0b06" style:font-size-asian="32pt" style:font-weight-asian="bold" style:font-size-complex="32pt" style:font-weight-complex="bold"/>
    </style:style>
    <style:style style:name="T43" style:family="text">
      <style:text-properties style:font-name="Arial" fo:font-size="32pt" fo:font-weight="bold" officeooo:rsid="00f772b8" style:font-size-asian="32pt" style:font-weight-asian="bold" style:font-size-complex="32pt" style:font-weight-complex="bold"/>
    </style:style>
    <style:style style:name="T44" style:family="text">
      <style:text-properties style:text-underline-style="solid" style:text-underline-width="auto" style:text-underline-color="font-color"/>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style:font-name="Arial1"/>
    </style:style>
    <style:style style:name="T47" style:family="text">
      <style:text-properties style:font-name="Arial1" fo:font-weight="bold" style:font-weight-asian="bold" style:font-weight-complex="bold"/>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cdd32e" style:font-weight-asian="normal" style:font-weight-complex="normal"/>
    </style:style>
    <style:style style:name="T50" style:family="text">
      <style:text-properties style:font-name="Arial1" fo:font-style="italic" fo:font-weight="normal" style:font-style-asian="italic" style:font-weight-asian="normal" style:font-style-complex="italic" style:font-weight-complex="normal"/>
    </style:style>
    <style:style style:name="T51" style:family="text">
      <style:text-properties style:font-name="Arial1" fo:font-style="normal" style:font-style-asian="normal" style:font-style-complex="normal"/>
    </style:style>
    <style:style style:name="T52" style:family="text">
      <style:text-properties style:font-name="Arial1" fo:font-size="12pt" fo:font-weight="normal" officeooo:rsid="00d534a5" style:font-size-asian="12pt" style:font-weight-asian="normal" style:font-size-complex="12pt"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officeooo:rsid="0086baff" style:font-style-asian="italic" style:font-style-complex="italic"/>
    </style:style>
    <style:style style:name="T55" style:family="text">
      <style:text-properties fo:font-style="italic" officeooo:rsid="002c2d22" style:font-style-asian="italic" style:font-style-complex="italic"/>
    </style:style>
    <style:style style:name="T56" style:family="text">
      <style:text-properties style:text-underline-style="none"/>
    </style:style>
    <style:style style:name="T57" style:family="text">
      <style:text-properties officeooo:rsid="00039645"/>
    </style:style>
    <style:style style:name="T58" style:family="text">
      <style:text-properties officeooo:rsid="000457bc"/>
    </style:style>
    <style:style style:name="T59" style:family="text">
      <style:text-properties officeooo:rsid="00059fa8"/>
    </style:style>
    <style:style style:name="T60" style:family="text">
      <style:text-properties officeooo:rsid="00092840"/>
    </style:style>
    <style:style style:name="T61" style:family="text">
      <style:text-properties officeooo:rsid="0011ff52"/>
    </style:style>
    <style:style style:name="T62" style:family="text">
      <style:text-properties officeooo:rsid="001429ce"/>
    </style:style>
    <style:style style:name="T63" style:family="text">
      <style:text-properties officeooo:rsid="00187288"/>
    </style:style>
    <style:style style:name="T64" style:family="text">
      <style:text-properties officeooo:rsid="001aa8c8"/>
    </style:style>
    <style:style style:name="T65" style:family="text">
      <style:text-properties officeooo:rsid="001b2976"/>
    </style:style>
    <style:style style:name="T66" style:family="text">
      <style:text-properties officeooo:rsid="001ec80d"/>
    </style:style>
    <style:style style:name="T67" style:family="text">
      <style:text-properties officeooo:rsid="0022df44"/>
    </style:style>
    <style:style style:name="T68" style:family="text">
      <style:text-properties officeooo:rsid="0028a7f8"/>
    </style:style>
    <style:style style:name="T69" style:family="text">
      <style:text-properties officeooo:rsid="002c2d22"/>
    </style:style>
    <style:style style:name="T70" style:family="text">
      <style:text-properties officeooo:rsid="003793c3"/>
    </style:style>
    <style:style style:name="T71" style:family="text">
      <style:text-properties officeooo:rsid="003ddae1"/>
    </style:style>
    <style:style style:name="T72" style:family="text">
      <style:text-properties officeooo:rsid="00484497"/>
    </style:style>
    <style:style style:name="T73" style:family="text">
      <style:text-properties officeooo:rsid="004a6cc1"/>
    </style:style>
    <style:style style:name="T74" style:family="text">
      <style:text-properties officeooo:rsid="004dc443"/>
    </style:style>
    <style:style style:name="T75" style:family="text">
      <style:text-properties officeooo:rsid="004efe9a"/>
    </style:style>
    <style:style style:name="T76" style:family="text">
      <style:text-properties officeooo:rsid="00514dd6"/>
    </style:style>
    <style:style style:name="T77" style:family="text">
      <style:text-properties officeooo:rsid="005c4a9a"/>
    </style:style>
    <style:style style:name="T78" style:family="text">
      <style:text-properties officeooo:rsid="005e91de"/>
    </style:style>
    <style:style style:name="T79" style:family="text">
      <style:text-properties officeooo:rsid="0066305f"/>
    </style:style>
    <style:style style:name="T80" style:family="text">
      <style:text-properties officeooo:rsid="0066df30"/>
    </style:style>
    <style:style style:name="T81" style:family="text">
      <style:text-properties officeooo:rsid="0068cdf1"/>
    </style:style>
    <style:style style:name="T82" style:family="text">
      <style:text-properties officeooo:rsid="00698ade"/>
    </style:style>
    <style:style style:name="T83" style:family="text">
      <style:text-properties officeooo:rsid="006c64bb"/>
    </style:style>
    <style:style style:name="T84" style:family="text">
      <style:text-properties officeooo:rsid="006f9301"/>
    </style:style>
    <style:style style:name="T85" style:family="text">
      <style:text-properties officeooo:rsid="007da6c6"/>
    </style:style>
    <style:style style:name="T86" style:family="text">
      <style:text-properties officeooo:rsid="0082f622"/>
    </style:style>
    <style:style style:name="T87" style:family="text">
      <style:text-properties officeooo:rsid="008448c1"/>
    </style:style>
    <style:style style:name="T88" style:family="text">
      <style:text-properties officeooo:rsid="00846027"/>
    </style:style>
    <style:style style:name="T89" style:family="text">
      <style:text-properties officeooo:rsid="0086baff"/>
    </style:style>
    <style:style style:name="T90" style:family="text">
      <style:text-properties fo:font-style="normal" officeooo:rsid="0086baff" style:font-style-asian="normal" style:font-style-complex="normal"/>
    </style:style>
    <style:style style:name="T91" style:family="text">
      <style:text-properties fo:font-style="normal" officeooo:rsid="00894a91" style:font-style-asian="normal" style:font-style-complex="normal"/>
    </style:style>
    <style:style style:name="T92" style:family="text">
      <style:text-properties officeooo:rsid="008d90a2"/>
    </style:style>
    <style:style style:name="T93" style:family="text">
      <style:text-properties officeooo:rsid="008daaf0"/>
    </style:style>
    <style:style style:name="T94" style:family="text">
      <style:text-properties officeooo:rsid="00a23781"/>
    </style:style>
    <style:style style:name="T95" style:family="text">
      <style:text-properties officeooo:rsid="00a37ed7"/>
    </style:style>
    <style:style style:name="T96" style:family="text">
      <style:text-properties officeooo:rsid="00a979d5"/>
    </style:style>
    <style:style style:name="T97" style:family="text">
      <style:text-properties officeooo:rsid="00aaf678"/>
    </style:style>
    <style:style style:name="T98" style:family="text">
      <style:text-properties officeooo:rsid="00ae2c0e"/>
    </style:style>
    <style:style style:name="T99" style:family="text">
      <style:text-properties officeooo:rsid="00ae4855"/>
    </style:style>
    <style:style style:name="T100" style:family="text">
      <style:text-properties officeooo:rsid="00af109f"/>
    </style:style>
    <style:style style:name="T101" style:family="text">
      <style:text-properties officeooo:rsid="00af91a8"/>
    </style:style>
    <style:style style:name="T102" style:family="text">
      <style:text-properties officeooo:rsid="00b1597c"/>
    </style:style>
    <style:style style:name="T103" style:family="text">
      <style:text-properties officeooo:rsid="00b6e13d"/>
    </style:style>
    <style:style style:name="T104" style:family="text">
      <style:text-properties officeooo:rsid="00b81919"/>
    </style:style>
    <style:style style:name="T105" style:family="text">
      <style:text-properties officeooo:rsid="00bd51e0"/>
    </style:style>
    <style:style style:name="T106" style:family="text">
      <style:text-properties style:text-position="super 58%"/>
    </style:style>
    <style:style style:name="T107" style:family="text">
      <style:text-properties officeooo:rsid="00c333d7"/>
    </style:style>
    <style:style style:name="T108" style:family="text">
      <style:text-properties officeooo:rsid="00cfb5a5"/>
    </style:style>
    <style:style style:name="T109" style:family="text">
      <style:text-properties officeooo:rsid="00d1a4d7"/>
    </style:style>
    <style:style style:name="T110" style:family="text">
      <style:text-properties officeooo:rsid="00da348d"/>
    </style:style>
    <style:style style:name="T111" style:family="text">
      <style:text-properties officeooo:rsid="00dc243e"/>
    </style:style>
    <style:style style:name="T112" style:family="text">
      <style:text-properties officeooo:rsid="00e0feb7"/>
    </style:style>
    <style:style style:name="T113" style:family="text">
      <style:text-properties officeooo:rsid="00ea8a9b"/>
    </style:style>
    <style:style style:name="T114" style:family="text">
      <style:text-properties officeooo:rsid="00ed6c81"/>
    </style:style>
    <style:style style:name="T115" style:family="text">
      <style:text-properties officeooo:rsid="00ee4fa8"/>
    </style:style>
    <style:style style:name="T116" style:family="text">
      <style:text-properties officeooo:rsid="00ef1ef3"/>
    </style:style>
    <style:style style:name="T117" style:family="text">
      <style:text-properties officeooo:rsid="00efd80f"/>
    </style:style>
    <style:style style:name="T118" style:family="text">
      <style:text-properties officeooo:rsid="00f06d75"/>
    </style:style>
    <style:style style:name="T119" style:family="text">
      <style:text-properties officeooo:rsid="00f316c1"/>
    </style:style>
    <style:style style:name="T120" style:family="text">
      <style:text-properties officeooo:rsid="00f38e08"/>
    </style:style>
    <style:style style:name="T121" style:family="text">
      <style:text-properties officeooo:rsid="00f5575b"/>
    </style:style>
    <style:style style:name="T122" style:family="text">
      <style:text-properties officeooo:rsid="00f827b2"/>
    </style:style>
    <style:style style:name="T123" style:family="text">
      <style:text-properties officeooo:rsid="00f8a4a2"/>
    </style:style>
    <style:style style:name="T124" style:family="text">
      <style:text-properties officeooo:rsid="00fa1709"/>
    </style:style>
    <style:style style:name="T125" style:family="text">
      <style:text-properties officeooo:rsid="00faa771"/>
    </style:style>
    <style:style style:name="T126" style:family="text">
      <style:text-properties officeooo:rsid="00fcf828"/>
    </style:style>
    <style:style style:name="T127" style:family="text">
      <style:text-properties officeooo:rsid="00ff8b03"/>
    </style:style>
    <style:style style:name="T128" style:family="text">
      <style:text-properties officeooo:rsid="0100b194"/>
    </style:style>
    <style:style style:name="T129" style:family="text">
      <style:text-properties officeooo:rsid="01029044"/>
    </style:style>
    <style:style style:name="T130" style:family="text">
      <style:text-properties officeooo:rsid="010a7c46"/>
    </style:style>
    <style:style style:name="T131" style:family="text">
      <style:text-properties officeooo:rsid="010ead0a"/>
    </style:style>
    <style:style style:name="T132" style:family="text">
      <style:text-properties officeooo:rsid="010f8f5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39">Card Maker </text:span><text:span text:style-name="T40">1</text:span><text:span text:style-name="T39">.</text:span><text:span text:style-name="T43">3</text:span><text:span text:style-name="T39">.</text:span><text:span text:style-name="T41">0</text:span><text:span text:style-name="T39">.</text:span><text:span text:style-name="T42">0</text:span></text:p>
      <text:p text:style-name="P99">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4"><text:a xlink:type="simple" xlink:href="#__RefHeading___Toc3248_350549976" text:style-name="Index_20_Link" text:visited-style-name="Index_20_Link">Introduction<text:tab/>3</text:a></text:p>
          <text:p text:style-name="P184"><text:a xlink:type="simple" xlink:href="#__RefHeading___Toc3250_350549976" text:style-name="Index_20_Link" text:visited-style-name="Index_20_Link">Warning<text:tab/>3</text:a></text:p>
          <text:p text:style-name="P184"><text:a xlink:type="simple" xlink:href="#__RefHeading___Toc3252_350549976" text:style-name="Index_20_Link" text:visited-style-name="Index_20_Link">User Interface<text:tab/>3</text:a></text:p>
          <text:p text:style-name="P182"><text:a xlink:type="simple" xlink:href="#__RefHeading___Toc3254_350549976" text:style-name="Index_20_Link" text:visited-style-name="Index_20_Link">Main Window<text:tab/>3</text:a></text:p>
          <text:p text:style-name="P182"><text:a xlink:type="simple" xlink:href="#__RefHeading___Toc3256_350549976" text:style-name="Index_20_Link" text:visited-style-name="Index_20_Link">Project window<text:tab/>5</text:a></text:p>
          <text:p text:style-name="P185"><text:a xlink:type="simple" xlink:href="#__RefHeading___Toc3258_350549976" text:style-name="Index_20_Link" text:visited-style-name="Index_20_Link">Renaming a Layout<text:tab/>5</text:a></text:p>
          <text:p text:style-name="P185"><text:a xlink:type="simple" xlink:href="#__RefHeading___Toc3260_350549976" text:style-name="Index_20_Link" text:visited-style-name="Index_20_Link">Re-Order Layouts<text:tab/>5</text:a></text:p>
          <text:p text:style-name="P185"><text:a xlink:type="simple" xlink:href="#__RefHeading___Toc3262_350549976" text:style-name="Index_20_Link" text:visited-style-name="Index_20_Link">Context Menu Items (Layouts Node)<text:tab/>5</text:a></text:p>
          <text:p text:style-name="P185"><text:a xlink:type="simple" xlink:href="#__RefHeading___Toc3264_350549976" text:style-name="Index_20_Link" text:visited-style-name="Index_20_Link">Context Menu Items (Layout Node)<text:tab/>5</text:a></text:p>
          <text:p text:style-name="P185"><text:a xlink:type="simple" xlink:href="#__RefHeading___Toc3266_350549976" text:style-name="Index_20_Link" text:visited-style-name="Index_20_Link">Context Menu Items (Reference Node)<text:tab/>7</text:a></text:p>
          <text:p text:style-name="P182"><text:a xlink:type="simple" xlink:href="#__RefHeading___Toc3268_350549976" text:style-name="Index_20_Link" text:visited-style-name="Index_20_Link">Layout Control window<text:tab/>7</text:a></text:p>
          <text:p text:style-name="P185"><text:a xlink:type="simple" xlink:href="#__RefHeading___Toc3270_350549976" text:style-name="Index_20_Link" text:visited-style-name="Index_20_Link">Card Count Group<text:tab/>7</text:a></text:p>
          <text:p text:style-name="P185"><text:a xlink:type="simple" xlink:href="#__RefHeading___Toc3272_350549976" text:style-name="Index_20_Link" text:visited-style-name="Index_20_Link">Card Layout<text:tab/>7</text:a></text:p>
          <text:p text:style-name="P185"><text:a xlink:type="simple" xlink:href="#__RefHeading___Toc3274_350549976" text:style-name="Index_20_Link" text:visited-style-name="Index_20_Link">Context Menu Items<text:tab/>9</text:a></text:p>
          <text:p text:style-name="P185"><text:a xlink:type="simple" xlink:href="#__RefHeading___Toc3276_350549976" text:style-name="Index_20_Link" text:visited-style-name="Index_20_Link">Multi-Select<text:tab/>9</text:a></text:p>
          <text:p text:style-name="P182"><text:a xlink:type="simple" xlink:href="#__RefHeading___Toc3278_350549976" text:style-name="Index_20_Link" text:visited-style-name="Index_20_Link">Element Control window<text:tab/>9</text:a></text:p>
          <text:p text:style-name="P185"><text:a xlink:type="simple" xlink:href="#__RefHeading___Toc3280_350549976" text:style-name="Index_20_Link" text:visited-style-name="Index_20_Link">Element<text:tab/>9</text:a></text:p>
          <text:p text:style-name="P185"><text:a xlink:type="simple" xlink:href="#__RefHeading___Toc3282_350549976" text:style-name="Index_20_Link" text:visited-style-name="Index_20_Link">Font (Text Elements)<text:tab/>10</text:a></text:p>
          <text:p text:style-name="P185"><text:a xlink:type="simple" xlink:href="#__RefHeading___Toc3159_445175734" text:style-name="Index_20_Link" text:visited-style-name="Index_20_Link">Graphic (Graphic Elements)<text:tab/>11</text:a></text:p>
          <text:p text:style-name="P185"><text:a xlink:type="simple" xlink:href="#__RefHeading___Toc3284_350549976" text:style-name="Index_20_Link" text:visited-style-name="Index_20_Link">Shape (Shape Elements)<text:tab/>11</text:a></text:p>
          <text:p text:style-name="P185"><text:a xlink:type="simple" xlink:href="#__RefHeading___Toc3286_350549976" text:style-name="Index_20_Link" text:visited-style-name="Index_20_Link">Back<text:tab/>12</text:a></text:p>
          <text:p text:style-name="P185"><text:a xlink:type="simple" xlink:href="#__RefHeading___Toc3288_350549976" text:style-name="Index_20_Link" text:visited-style-name="Index_20_Link">Border<text:tab/>12</text:a></text:p>
          <text:p text:style-name="P185"><text:a xlink:type="simple" xlink:href="#__RefHeading___Toc3290_350549976" text:style-name="Index_20_Link" text:visited-style-name="Index_20_Link">Outline<text:tab/>12</text:a></text:p>
          <text:p text:style-name="P182"><text:a xlink:type="simple" xlink:href="#__RefHeading___Toc3292_350549976" text:style-name="Index_20_Link" text:visited-style-name="Index_20_Link">Canvas window<text:tab/>12</text:a></text:p>
          <text:p text:style-name="P185"><text:a xlink:type="simple" xlink:href="#__RefHeading___Toc3294_350549976" text:style-name="Index_20_Link" text:visited-style-name="Index_20_Link">Zoom<text:tab/>13</text:a></text:p>
          <text:p text:style-name="P185"><text:a xlink:type="simple" xlink:href="#__RefHeading___Toc3296_350549976" text:style-name="Index_20_Link" text:visited-style-name="Index_20_Link">Canvas Alignment<text:tab/>13</text:a></text:p>
          <text:p text:style-name="P185"><text:a xlink:type="simple" xlink:href="#__RefHeading___Toc3298_350549976" text:style-name="Index_20_Link" text:visited-style-name="Index_20_Link">Dividers<text:tab/>14</text:a></text:p>
          <text:p text:style-name="P182"><text:a xlink:type="simple" xlink:href="#__RefHeading___Toc3300_350549976" text:style-name="Index_20_Link" text:visited-style-name="Index_20_Link">Logger window<text:tab/>14</text:a></text:p>
          <text:p text:style-name="P182"><text:a xlink:type="simple" xlink:href="#__RefHeading___Toc3302_350549976" text:style-name="Index_20_Link" text:visited-style-name="Index_20_Link">Defines window<text:tab/>14</text:a></text:p>
          <text:p text:style-name="P184"><text:a xlink:type="simple" xlink:href="#__RefHeading___Toc3785_3188048287" text:style-name="Index_20_Link" text:visited-style-name="Index_20_Link">Element References<text:tab/>14</text:a></text:p>
          <text:p text:style-name="P184"><text:a xlink:type="simple" xlink:href="#__RefHeading___Toc3304_350549976" text:style-name="Index_20_Link" text:visited-style-name="Index_20_Link">CSV Reference Files<text:tab/>14</text:a></text:p>
          <text:p text:style-name="P182"><text:a xlink:type="simple" xlink:href="#__RefHeading___Toc3306_350549976" text:style-name="Index_20_Link" text:visited-style-name="Index_20_Link">Creation<text:tab/>14</text:a></text:p>
          <text:p text:style-name="P182"><text:a xlink:type="simple" xlink:href="#__RefHeading___Toc3308_350549976" text:style-name="Index_20_Link" text:visited-style-name="Index_20_Link">Special Functions<text:tab/>15</text:a></text:p>
          <text:p text:style-name="P182"><text:a xlink:type="simple" xlink:href="#__RefHeading__1790_802051065" text:style-name="Index_20_Link" text:visited-style-name="Index_20_Link">Color String Format<text:tab/>15</text:a></text:p>
          <text:p text:style-name="P185"><text:a xlink:type="simple" xlink:href="#__RefHeading___Toc3310_350549976" text:style-name="Index_20_Link" text:visited-style-name="Index_20_Link">RGB Color Format<text:tab/>15</text:a></text:p>
          <text:p text:style-name="P185"><text:a xlink:type="simple" xlink:href="#__RefHeading___Toc3312_350549976" text:style-name="Index_20_Link" text:visited-style-name="Index_20_Link">Color Name Format<text:tab/>16</text:a></text:p>
          <text:p text:style-name="P182"><text:a xlink:type="simple" xlink:href="#__RefHeading__2151_2015678595" text:style-name="Index_20_Link" text:visited-style-name="Index_20_Link">Font String Format<text:tab/>16</text:a></text:p>
          <text:p text:style-name="P182"><text:a xlink:type="simple" xlink:href="#__RefHeading___Toc3314_350549976" text:style-name="Index_20_Link" text:visited-style-name="Index_20_Link">Element Overrides<text:tab/>16</text:a></text:p>
          <text:p text:style-name="P185"><text:a xlink:type="simple" xlink:href="#__RefHeading___Toc3316_350549976" text:style-name="Index_20_Link" text:visited-style-name="Index_20_Link">Data Based Overrides<text:tab/>16</text:a></text:p>
          <text:p text:style-name="P185"><text:a xlink:type="simple" xlink:href="#__RefHeading___Toc3318_350549976" text:style-name="Index_20_Link" text:visited-style-name="Index_20_Link">Definition (Variable) Based Overrides (Incept Translator only at this time)<text:tab/>16</text:a></text:p>
          <text:p text:style-name="P185"><text:a xlink:type="simple" xlink:href="#__RefHeading___Toc2989_1911363559" text:style-name="Index_20_Link" text:visited-style-name="Index_20_Link">Override Fields<text:tab/>17</text:a></text:p>
          <text:p text:style-name="P182"><text:soft-page-break/><text:a xlink:type="simple" xlink:href="#__RefHeading___Toc3320_350549976" text:style-name="Index_20_Link" text:visited-style-name="Index_20_Link">Define File<text:tab/>18</text:a></text:p>
          <text:p text:style-name="P182"><text:a xlink:type="simple" xlink:href="#__RefHeading___Toc3322_3505499761" text:style-name="Index_20_Link" text:visited-style-name="Index_20_Link">Excel References / Defines<text:tab/>19</text:a></text:p>
          <text:p text:style-name="P182"><text:a xlink:type="simple" xlink:href="#__RefHeading___Toc3322_350549976" text:style-name="Index_20_Link" text:visited-style-name="Index_20_Link">Google References / Defines<text:tab/>19</text:a></text:p>
          <text:p text:style-name="P185"><text:a xlink:type="simple" xlink:href="#__RefHeading___Toc3324_350549976" text:style-name="Index_20_Link" text:visited-style-name="Index_20_Link">Google Authentication Setup<text:tab/>20</text:a></text:p>
          <text:p text:style-name="P184"><text:a xlink:type="simple" xlink:href="#__RefHeading___Toc3326_350549976" text:style-name="Index_20_Link" text:visited-style-name="Index_20_Link">Translator<text:tab/>20</text:a></text:p>
          <text:p text:style-name="P182"><text:a xlink:type="simple" xlink:href="#__RefHeading___Toc3328_350549976" text:style-name="Index_20_Link" text:visited-style-name="Index_20_Link">Incept (Default)<text:tab/>20</text:a></text:p>
          <text:p text:style-name="P182"><text:a xlink:type="simple" xlink:href="#__RefHeading___Toc3330_350549976" text:style-name="Index_20_Link" text:visited-style-name="Index_20_Link">JavaScript<text:tab/>20</text:a></text:p>
          <text:p text:style-name="P184"><text:a xlink:type="simple" xlink:href="#__RefHeading__30631621" text:style-name="Index_20_Link" text:visited-style-name="Index_20_Link">Definition / Scripting Reference (Incept Translator)<text:tab/>21</text:a></text:p>
          <text:p text:style-name="P182"><text:a xlink:type="simple" xlink:href="#__RefHeading___Toc3332_350549976" text:style-name="Index_20_Link" text:visited-style-name="Index_20_Link">All Elements<text:tab/>21</text:a></text:p>
          <text:p text:style-name="P185"><text:a xlink:type="simple" xlink:href="#__RefHeading___Toc3334_350549976" text:style-name="Index_20_Link" text:visited-style-name="Index_20_Link">Inline Background Shapes<text:tab/>26</text:a></text:p>
          <text:p text:style-name="P183"><text:a xlink:type="simple" xlink:href="#__RefHeading___Toc3336_350549976" text:style-name="Index_20_Link" text:visited-style-name="Index_20_Link">Basic<text:tab/>26</text:a></text:p>
          <text:p text:style-name="P183"><text:a xlink:type="simple" xlink:href="#__RefHeading___Toc3338_350549976" text:style-name="Index_20_Link" text:visited-style-name="Index_20_Link">Advanced<text:tab/>26</text:a></text:p>
          <text:p text:style-name="P183"><text:a xlink:type="simple" xlink:href="#__RefHeading___Toc3944_2190213348" text:style-name="Index_20_Link" text:visited-style-name="Index_20_Link">Advanced (with opacity)<text:tab/>26</text:a></text:p>
          <text:p text:style-name="P185"><text:a xlink:type="simple" xlink:href="#__RefHeading___Toc3340_350549976" text:style-name="Index_20_Link" text:visited-style-name="Index_20_Link">Inline Background Graphic<text:tab/>26</text:a></text:p>
          <text:p text:style-name="P183"><text:a xlink:type="simple" xlink:href="#__RefHeading___Toc3342_350549976" text:style-name="Index_20_Link" text:visited-style-name="Index_20_Link">Basic<text:tab/>26</text:a></text:p>
          <text:p text:style-name="P183"><text:a xlink:type="simple" xlink:href="#__RefHeading___Toc3344_350549976" text:style-name="Index_20_Link" text:visited-style-name="Index_20_Link">Advanced<text:tab/>27</text:a></text:p>
          <text:p text:style-name="P182"><text:a xlink:type="simple" xlink:href="#__RefHeading___Toc3346_350549976" text:style-name="Index_20_Link" text:visited-style-name="Index_20_Link">Graphic Elements<text:tab/>27</text:a></text:p>
          <text:p text:style-name="P182"><text:a xlink:type="simple" xlink:href="#__RefHeading__2250_1943963514" text:style-name="Index_20_Link" text:visited-style-name="Index_20_Link">Text Elements<text:tab/>27</text:a></text:p>
          <text:p text:style-name="P182"><text:a xlink:type="simple" xlink:href="#__RefHeading__2252_1943963514" text:style-name="Index_20_Link" text:visited-style-name="Index_20_Link">Formatted Text Elements<text:tab/>27</text:a></text:p>
          <text:p text:style-name="P182"><text:a xlink:type="simple" xlink:href="#__RefHeading___Toc3225_445175734" text:style-name="Index_20_Link" text:visited-style-name="Index_20_Link">Shape Elements<text:tab/>31</text:a></text:p>
          <text:p text:style-name="P185"><text:a xlink:type="simple" xlink:href="#__RefHeading___Toc3348_350549976" text:style-name="Index_20_Link" text:visited-style-name="Index_20_Link">Additional Parameters by Shape Table<text:tab/>32</text:a></text:p>
          <text:p text:style-name="P185"><text:a xlink:type="simple" xlink:href="#__RefHeading___Toc3350_350549976" text:style-name="Index_20_Link" text:visited-style-name="Index_20_Link">Grid Note<text:tab/>32</text:a></text:p>
          <text:p text:style-name="P182"><text:a xlink:type="simple" xlink:href="#__RefHeading___Toc3352_350549976" text:style-name="Index_20_Link" text:visited-style-name="Index_20_Link">Order of Translation<text:tab/>32</text:a></text:p>
          <text:p text:style-name="P184"><text:a xlink:type="simple" xlink:href="#__RefHeading___Toc3354_350549976" text:style-name="Index_20_Link" text:visited-style-name="Index_20_Link">Settings<text:tab/>32</text:a></text:p>
          <text:p text:style-name="P182"><text:a xlink:type="simple" xlink:href="#__RefHeading___Toc3356_350549976" text:style-name="Index_20_Link" text:visited-style-name="Index_20_Link">General<text:tab/>32</text:a></text:p>
          <text:p text:style-name="P182"><text:a xlink:type="simple" xlink:href="#__RefHeading___Toc3358_350549976" text:style-name="Index_20_Link" text:visited-style-name="Index_20_Link">PDF Export Settings<text:tab/>33</text:a></text:p>
          <text:p text:style-name="P185"><text:a xlink:type="simple" xlink:href="#__RefHeading___Toc3360_350549976" text:style-name="Index_20_Link" text:visited-style-name="Index_20_Link">Exporting Layouts<text:tab/>33</text:a></text:p>
          <text:p text:style-name="P185"><text:a xlink:type="simple" xlink:href="#__RefHeading___Toc6348_3332896927" text:style-name="Index_20_Link" text:visited-style-name="Index_20_Link">Exporting Borders<text:tab/>33</text:a></text:p>
          <text:p text:style-name="P185"><text:a xlink:type="simple" xlink:href="#__RefHeading___Toc3362_350549976" text:style-name="Index_20_Link" text:visited-style-name="Index_20_Link">Layout Notes<text:tab/>33</text:a></text:p>
          <text:p text:style-name="P182"><text:a xlink:type="simple" xlink:href="#__RefHeading___Toc3690_350549976" text:style-name="Index_20_Link" text:visited-style-name="Index_20_Link">Where is the print option?<text:tab/>34</text:a></text:p>
          <text:p text:style-name="P184"><text:a xlink:type="simple" xlink:href="#__RefHeading___Toc3366_350549976" text:style-name="Index_20_Link" text:visited-style-name="Index_20_Link">Layout Templates<text:tab/>34</text:a></text:p>
          <text:p text:style-name="P184"><text:a xlink:type="simple" xlink:href="#__RefHeading___Toc3946_2190213348" text:style-name="Index_20_Link" text:visited-style-name="Index_20_Link">Command Line Support<text:tab/>34</text:a></text:p>
          <text:p text:style-name="P182"><text:a xlink:type="simple" xlink:href="#__RefHeading___Toc3948_2190213348" text:style-name="Index_20_Link" text:visited-style-name="Index_20_Link">Start-up Project<text:tab/>34</text:a></text:p>
          <text:p text:style-name="P182"><text:a xlink:type="simple" xlink:href="#__RefHeading___Toc3950_2190213348" text:style-name="Index_20_Link" text:visited-style-name="Index_20_Link">Export<text:tab/>34</text:a></text:p>
          <text:p text:style-name="P185"><text:a xlink:type="simple" xlink:href="#__RefHeading___Toc3952_2190213348" text:style-name="Index_20_Link" text:visited-style-name="Index_20_Link">Common Command Line Arguments<text:tab/>34</text:a></text:p>
          <text:p text:style-name="P185"><text:a xlink:type="simple" xlink:href="#__RefHeading___Toc3954_2190213348" text:style-name="Index_20_Link" text:visited-style-name="Index_20_Link">PDF Command Line Arguments<text:tab/>35</text:a></text:p>
          <text:p text:style-name="P185"><text:a xlink:type="simple" xlink:href="#__RefHeading___Toc3956_2190213348" text:style-name="Index_20_Link" text:visited-style-name="Index_20_Link">Image Command Line Arguments<text:tab/>35</text:a></text:p>
          <text:p text:style-name="P185"><text:a xlink:type="simple" xlink:href="#__RefHeading___Toc3701_3606508247" text:style-name="Index_20_Link" text:visited-style-name="Index_20_Link">Examples<text:tab/>35</text:a></text:p>
          <text:p text:style-name="P184"><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6">rd</text:span></text:a><text:a xlink:type="simple" xlink:href="#__RefHeading___Toc3862_737891315" text:style-name="Index_20_Link" text:visited-style-name="Index_20_Link"> Party Handlers<text:tab/>36</text:a></text:p>
        </text:index-body>
      </text:table-of-content>
      <text:p text:style-name="P99"/>
      <text:h text:style-name="P196"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04">The main window has limited functionality and acts as a container for all of the other windows.</text:p>
      <table:table table:name="Table6" table:style-name="Table6">
        <table:table-column table:style-name="Table6.A"/>
        <table:table-column table:style-name="Table6.B"/>
        <table:table-row table:style-name="TableLine2157098348288">
          <table:table-cell table:style-name="Table6.A1" office:value-type="string">
            <text:p text:style-name="P101">File Menu Item</text:p>
          </table:table-cell>
          <table:table-cell table:style-name="Table6.B1" office:value-type="string">
            <text:p text:style-name="P101">Function</text:p>
          </table:table-cell>
        </table:table-row>
        <table:table-row table:style-name="TableLine215709834992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157098361072">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157098355904">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15709835100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15709835345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157098353728">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157098355088">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157098356720">
          <table:table-cell table:style-name="Table27.A1" office:value-type="string">
            <text:p text:style-name="P101">Edit Menu Item</text:p>
          </table:table-cell>
          <table:table-cell table:style-name="Table27.B1" office:value-type="string">
            <text:p text:style-name="P101">Function</text:p>
          </table:table-cell>
        </table:table-row>
        <table:table-row table:style-name="TableLine215709835644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15709836868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157098355632">
          <table:table-cell table:style-name="Table7.A1" office:value-type="string">
            <text:p text:style-name="P101">View Menu Item</text:p>
          </table:table-cell>
          <table:table-cell table:style-name="Table7.B1" office:value-type="string">
            <text:p text:style-name="P101">Function</text:p>
          </table:table-cell>
        </table:table-row>
        <table:table-row table:style-name="TableLine215709836896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157098371952">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15709837331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157098365424">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01">Project Menu Item</text:p>
            </table:table-cell>
            <table:table-cell table:style-name="Table22.B1" office:value-type="string">
              <text:p text:style-name="P101">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5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7">D</text:span>efault <text:span text:style-name="T57">D</text:span>efine <text:span text:style-name="T57">R</text:span>eference <text:span text:style-name="T57">T</text:span>ype <text:span text:style-name="T5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157098364880">
          <table:table-cell table:style-name="Table30.A1" office:value-type="string">
            <text:p text:style-name="P101">Layout Menu Item</text:p>
          </table:table-cell>
          <table:table-cell table:style-name="Table30.B1" office:value-type="string">
            <text:p text:style-name="P101">Function</text:p>
          </table:table-cell>
        </table:table-row>
        <table:table-row table:style-name="TableLine2157098370048">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157098372224">
          <table:table-cell table:style-name="Table23.A1" office:value-type="string">
            <text:p text:style-name="P101">Tools Menu Item</text:p>
          </table:table-cell>
          <table:table-cell table:style-name="Table23.B1" office:value-type="string">
            <text:p text:style-name="P101">Function</text:p>
          </table:table-cell>
        </table:table-row>
        <table:table-row table:style-name="TableLine2157098370320">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157098369232">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157098371680">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15709836950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157098369776">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15709836379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15709837793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157098378208">
          <table:table-cell table:style-name="Table28.A1" office:value-type="string">
            <text:p text:style-name="P101">Windows Menu Item</text:p>
          </table:table-cell>
          <table:table-cell table:style-name="Table28.B1" office:value-type="string">
            <text:p text:style-name="P101">Function</text:p>
          </table:table-cell>
        </table:table-row>
        <table:table-row table:style-name="TableLine2157098372496">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0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0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01">Menu Item</text:p>
            </table:table-cell>
            <table:table-cell table:style-name="Table24.A1" office:value-type="string">
              <text:p text:style-name="P101">Node Type</text:p>
            </table:table-cell>
            <table:table-cell table:style-name="Table24.C1" office:value-type="string">
              <text:p text:style-name="P101">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3">(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157098375216">
          <table:table-cell table:style-name="Table25.A1" office:value-type="string">
            <text:p text:style-name="P101">Menu Item</text:p>
          </table:table-cell>
          <table:table-cell table:style-name="Table25.B1" office:value-type="string">
            <text:p text:style-name="P101">Function</text:p>
          </table:table-cell>
        </table:table-row>
        <table:table-row table:style-name="TableLine2157098390992">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157098380112">
          <table:table-cell table:style-name="Table25.A2" office:value-type="string">
            <text:p text:style-name="P24">Duplicate Layout (Custom)...</text:p>
          </table:table-cell>
          <table:table-cell table:style-name="Table25.B2" office:value-type="string">
            <text:p text:style-name="P24">Duplicates the layout based on the settings <text:span text:style-name="T93">specified.</text:span></text:p>
          </table:table-cell>
        </table:table-row>
        <table:table-row table:style-name="TableLine2157098388544">
          <table:table-cell table:style-name="Table25.A2" office:value-type="string">
            <text:p text:style-name="P24">Resize Layout...</text:p>
          </table:table-cell>
          <table:table-cell table:style-name="Table25.B2" office:value-type="string">
            <text:p text:style-name="P83">Assists with configuring the width/height of the layout based on the desired measurement (and DPI). Uses the configured measurement unit from the application wide pdf export settings dialog.</text:p>
          </table:table-cell>
        </table:table-row>
        <table:table-row table:style-name="TableLine215709839371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15709838582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15709838364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157098380928">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15709838609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157098382832">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157098395072">
          <table:table-cell table:style-name="Table25.A2" office:value-type="string">
            <text:p text:style-name="P8">Configure <text:span text:style-name="T120">Layout </text:span><text:span text:style-name="T119">Export</text:span>...</text:p>
          </table:table-cell>
          <table:table-cell table:style-name="Table25.B2" office:value-type="string">
            <text:p text:style-name="P8">Configures numerous settings for the <text:span text:style-name="T71">Layout</text:span>:</text:p>
            <text:p text:style-name="P8"/>
            <text:p text:style-name="P56">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4">(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2">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46"><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29"/>
            <text:p text:style-name="P31"><text:span text:style-name="T1">Export Layout Border Cross Size:</text:span><text:span text:style-name="T4"> </text:span>If greater than 0, <text:span text:style-name="T94">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01">Menu Item</text:p>
            </table:table-cell>
            <table:table-cell table:style-name="Table5.B1" office:value-type="string">
              <text:p text:style-name="P101">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5">Control</text:p>
            </table:table-cell>
            <table:table-cell table:style-name="Table9.B1" office:value-type="string">
              <text:p text:style-name="P45">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3">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3">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5">Control</text:p>
            </table:table-cell>
            <table:table-cell table:style-name="Table10.B1" office:value-type="string">
              <text:p text:style-name="P45">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3">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3">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3">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4">Access the export settings dialog (see Configure Layout <text:span text:style-name="T119">Export…</text:span>).</text:p>
          </table:table-cell>
        </table:table-row>
        <table:table-row table:style-name="Table10.1">
          <table:table-cell table:style-name="Table10.A2" office:value-type="string">
            <text:p text:style-name="P23"><text:span text:style-name="T92">Resize</text:span> (button)</text:p>
          </table:table-cell>
          <table:table-cell table:style-name="Table10.B2" office:value-type="string">
            <text:p text:style-name="P8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3">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3"/>
            <text:p text:style-name="P6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3">Adds a new element.</text:p>
          </table:table-cell>
        </table:table-row>
        <table:table-row table:style-name="Table10.1">
          <table:table-cell table:style-name="Table10.A2" office:value-type="string">
            <text:p text:style-name="P9">Dupe</text:p>
          </table:table-cell>
          <table:table-cell table:style-name="Table10.B2" office:value-type="string">
            <text:p text:style-name="P6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3">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3">Renames the selected element. </text:p>
            <text:p text:style-name="P63"><text:span text:style-name="T4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00">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00">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00">Moves the element up or down in the list affecting draw order.</text:p>
          </table:table-cell>
        </table:table-row>
      </table:table>
      <text:p text:style-name="P104"/>
      <text:p text:style-name="P104">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157098389632">
            <table:table-cell table:style-name="Table16.A1" office:value-type="string">
              <text:p text:style-name="P106">Description</text:p>
            </table:table-cell>
            <table:table-cell table:style-name="Table16.B1" office:value-type="string">
              <text:p text:style-name="P106">Keyboard Shortcut</text:p>
            </table:table-cell>
          </table:table-row>
        </table:table-header-rows>
        <table:table-row table:style-name="TableLine2157098405680">
          <table:table-cell table:style-name="Table16.A2" office:value-type="string">
            <text:p text:style-name="P100">Move selected element up 1 level</text:p>
          </table:table-cell>
          <table:table-cell table:style-name="Table16.B2" office:value-type="string">
            <text:p text:style-name="P100">Shift + Up</text:p>
          </table:table-cell>
        </table:table-row>
        <table:table-row table:style-name="TableLine2157098412208">
          <table:table-cell table:style-name="Table16.A2" office:value-type="string">
            <text:p text:style-name="P100">Move selected element down 1 level</text:p>
          </table:table-cell>
          <table:table-cell table:style-name="Table16.B2" office:value-type="string">
            <text:p text:style-name="P100">Shift + Down</text:p>
          </table:table-cell>
        </table:table-row>
        <table:table-row table:style-name="TableLine2157098401328">
          <table:table-cell table:style-name="Table16.A2" office:value-type="string">
            <text:p text:style-name="P100">Select the element 1 level up</text:p>
          </table:table-cell>
          <table:table-cell table:style-name="Table16.B2" office:value-type="string">
            <text:p text:style-name="P100">Up</text:p>
          </table:table-cell>
        </table:table-row>
        <table:table-row table:style-name="TableLine2157098401872">
          <table:table-cell table:style-name="Table16.A2" office:value-type="string">
            <text:p text:style-name="P100">Select the element 1 level down</text:p>
          </table:table-cell>
          <table:table-cell table:style-name="Table16.B2" office:value-type="string">
            <text:p text:style-name="P100">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01">Menu Item</text:p>
            </table:table-cell>
            <table:table-cell table:style-name="Table31.B1" office:value-type="string">
              <text:p text:style-name="P101">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0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5">Control</text:p>
            </table:table-cell>
            <table:table-cell table:style-name="Table11.B1" office:value-type="string">
              <text:p text:style-name="P45">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3">The type of element.</text:p>
          </table:table-cell>
        </table:table-row>
        <table:table-row table:style-name="Table11.1">
          <table:table-cell table:style-name="Table11.A2" office:value-type="string">
            <text:p text:style-name="P9">X</text:p>
          </table:table-cell>
          <table:table-cell table:style-name="Table11.B2" office:value-type="string">
            <text:p text:style-name="P63">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3">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3">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3">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3">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3">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2">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3">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3"/>
            <text:p text:style-name="P63">When working with a Graphic element type the “...” button may be used to browse to and select supported graphic files.</text:p>
            <text:p text:style-name="P63"/>
            <text:p text:style-name="P6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5">Control</text:p>
            </table:table-cell>
            <table:table-cell table:style-name="Table12.B1" office:value-type="string">
              <text:p text:style-name="P45">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3">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3">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3">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3">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3">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3">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3">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2">Note: </text:span>This can only be used with <text:span text:style-name="T44">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3">Adjusts the spacing between text lines. <text:span text:style-name="T12">Note:</text:span> This can only be used with <text:span text:style-name="T44">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3">Adjusts the spacing between words (can be negative). <text:span text:style-name="T12">Note:</text:span> This can only be used with <text:span text:style-name="T44">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3">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3">The vertical alignment of the text within the element space.</text:p>
          </table:table-cell>
        </table:table-row>
      </table:table>
      <text:p text:style-name="P104">Notes: </text:p>
      <text:list xml:id="list1536598057" text:style-name="L1">
        <text:list-item>
          <text:p text:style-name="P222">The text will appear to be red until the font has been set once.</text:p>
        </text:list-item>
        <text:list-item>
          <text:p text:style-name="P221"><text:span text:style-name="T23">Any strings that are too large to fit in the desired element will be drawn with ellipsis to help find issues. The ellipsis will </text:span><text:span text:style-name="T24">not</text:span><text:span text:style-name="T23"> be present if Auto-Scale is used.</text:span></text:p>
        </text:list-item>
        <text:list-item>
          <text:p text:style-name="P223">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5">Control</text:p>
            </table:table-cell>
            <table:table-cell table:style-name="Table21.B1" office:value-type="string">
              <text:p text:style-name="P45">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3">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217">Center On Origin</text:p>
          </table:table-cell>
          <table:table-cell table:style-name="Table21.B2" office:value-type="string">
            <text:p text:style-name="P216">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3">The horizontal alignment of the graphic within the element space.</text:p>
            <text:p text:style-name="P98">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3">The vertical alignment of the graphic within the element space.</text:p>
            <text:p text:style-name="P98">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3">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1">This defines the size of the tile for the graphic (if you want to tile at all).</text:p>
            <text:p text:style-name="P81">The format is #x# (width x height).</text:p>
            <text:p text:style-name="P81">Example: <text:span text:style-name="T12">50x45</text:span></text:p>
            <text:p text:style-name="P81"/>
            <text:p text:style-name="P81">You can <text:span text:style-name="T79">use a variable</text:span> width or height <text:span text:style-name="T79">that will</text:span> match the aspect ratio by specifying ‘-’ as the width or height (one of the two should be specified<text:span text:style-name="T79">)</text:span></text:p>
            <text:p text:style-name="P81">Examples: </text:p>
            <text:p text:style-name="P55">-x45</text:p>
            <text:p text:style-name="P55">50x-</text:p>
            <text:p text:style-name="P81"/>
            <text:p text:style-name="P81">You can specify ‘-’ <text:span text:style-name="T80">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0">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text:soft-page-break/>Shape (Shape Elements)<text:bookmark-end text:name="__RefHeading___Toc3284_350549976"/></text:h>
      <table:table table:name="Table14" table:style-name="Table14">
        <table:table-column table:style-name="Table14.A"/>
        <table:table-column table:style-name="Table14.B"/>
        <table:table-row table:style-name="TableLine2157098397792">
          <table:table-cell table:style-name="Table14.A1" office:value-type="string">
            <text:p text:style-name="P45">Control</text:p>
          </table:table-cell>
          <table:table-cell table:style-name="Table14.B1" office:value-type="string">
            <text:p text:style-name="P45">Function</text:p>
          </table:table-cell>
        </table:table-row>
        <table:table-row table:style-name="TableLine2157098415472">
          <table:table-cell table:style-name="Table14.A2" office:value-type="string">
            <text:p text:style-name="P9">Color</text:p>
          </table:table-cell>
          <table:table-cell table:style-name="Table14.B2" office:value-type="string">
            <text:p text:style-name="P63">The color to render the shape with.</text:p>
          </table:table-cell>
        </table:table-row>
      </table:table>
      <text:p text:style-name="P104">See shape information in the <text:span text:style-name="T45"><text:s/></text:span><text:span text:style-name="T45"><text:bookmark-ref text:reference-format="chapter" text:ref-name="__RefHeading__30631621"/></text:span><text:span text:style-name="T4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01" text:outline-level="3"><text:bookmark-start text:name="__RefHeading___Toc3286_350549976"/>Back<text:bookmark-end text:name="__RefHeading___Toc3286_350549976"/></text:h>
      <text:p text:style-name="P158">Back is the background color for the element rectangle.</text:p>
      <table:table table:name="Table33" table:style-name="Table33">
        <table:table-column table:style-name="Table33.A"/>
        <table:table-column table:style-name="Table33.B"/>
        <table:table-row table:style-name="TableLine2157098416560">
          <table:table-cell table:style-name="Table33.A1" office:value-type="string">
            <text:p text:style-name="P47">Control</text:p>
          </table:table-cell>
          <table:table-cell table:style-name="Table33.B1" office:value-type="string">
            <text:p text:style-name="P47">Function</text:p>
          </table:table-cell>
        </table:table-row>
        <table:table-row table:style-name="TableLine2157098430432">
          <table:table-cell table:style-name="Table33.A2" office:value-type="string">
            <text:p text:style-name="P10">Color</text:p>
          </table:table-cell>
          <table:table-cell table:style-name="Table33.B2" office:value-type="string">
            <text:p text:style-name="P64">The color of the <text:span text:style-name="T75">background</text:span>.</text:p>
          </table:table-cell>
        </table:table-row>
        <table:table-row table:style-name="TableLine2157098416832">
          <table:table-cell table:style-name="Table33.A2" office:value-type="string">
            <text:p text:style-name="P21">X</text:p>
          </table:table-cell>
          <table:table-cell table:style-name="Table33.B2" office:value-type="string">
            <text:p text:style-name="P80">Clears the background color completely (none is drawn)</text:p>
          </table:table-cell>
        </table:table-row>
      </table:table>
      <text:h text:style-name="P202"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157098430704">
          <table:table-cell table:style-name="Table13.A1" office:value-type="string">
            <text:p text:style-name="P45">Control</text:p>
          </table:table-cell>
          <table:table-cell table:style-name="Table13.B1" office:value-type="string">
            <text:p text:style-name="P45">Function</text:p>
          </table:table-cell>
        </table:table-row>
        <table:table-row table:style-name="TableLine2157098423088">
          <table:table-cell table:style-name="Table13.A2" office:value-type="string">
            <text:p text:style-name="P9">Color</text:p>
          </table:table-cell>
          <table:table-cell table:style-name="Table13.B2" office:value-type="string">
            <text:p text:style-name="P63">The color of the element border.</text:p>
          </table:table-cell>
        </table:table-row>
        <table:table-row table:style-name="TableLine2157098414928">
          <table:table-cell table:style-name="Table13.A2" office:value-type="string">
            <text:p text:style-name="P9">Thickness</text:p>
          </table:table-cell>
          <table:table-cell table:style-name="Table13.B2" office:value-type="string">
            <text:p text:style-name="P63">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157098430976">
          <table:table-cell table:style-name="Table18.A1" office:value-type="string">
            <text:p text:style-name="P45">Control</text:p>
          </table:table-cell>
          <table:table-cell table:style-name="Table18.B1" office:value-type="string">
            <text:p text:style-name="P45">Function</text:p>
          </table:table-cell>
        </table:table-row>
        <table:table-row table:style-name="TableLine2157098421728">
          <table:table-cell table:style-name="Table18.A2" office:value-type="string">
            <text:p text:style-name="P9">Color</text:p>
          </table:table-cell>
          <table:table-cell table:style-name="Table18.B2" office:value-type="string">
            <text:p text:style-name="P63">The color of the outline border.</text:p>
          </table:table-cell>
        </table:table-row>
        <table:table-row table:style-name="TableLine2157098418736">
          <table:table-cell table:style-name="Table18.A2" office:value-type="string">
            <text:p text:style-name="P9">Thickness</text:p>
          </table:table-cell>
          <table:table-cell table:style-name="Table18.B2" office:value-type="string">
            <text:p text:style-name="P63">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0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0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04">Note: The green border on selected items will not appear if you have disabled the <text:span text:style-name="T12">Draw Element Borders</text:span> option.</text:p>
      <text:p text:style-name="P104">You can use the right mouse button to select the element under the cursor. If more than one item is under the cursor a context menu will display a list to select from.</text:p>
      <text:p text:style-name="P103"><text:soft-page-break/>You can press and hold the middle mouse button to pan around the layout. This is useful if zoomed in or any time the scroll bars are visible.</text:p>
      <text:p text:style-name="P10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5">Description</text:p>
            </table:table-cell>
            <table:table-cell table:style-name="Table17.B1" office:value-type="string">
              <text:p text:style-name="P105">Keyboard Shortcut</text:p>
            </table:table-cell>
          </table:table-row>
        </table:table-header-rows>
        <table:table-row table:style-name="Table17.1">
          <table:table-cell table:style-name="Table17.A2" office:value-type="string">
            <text:p text:style-name="P100">Move selected element up 1 level</text:p>
          </table:table-cell>
          <table:table-cell table:style-name="Table17.B2" office:value-type="string">
            <text:p text:style-name="P100">Shift + Up</text:p>
          </table:table-cell>
        </table:table-row>
        <table:table-row table:style-name="Table17.1">
          <table:table-cell table:style-name="Table17.A2" office:value-type="string">
            <text:p text:style-name="P100">Move selected element down 1 level</text:p>
          </table:table-cell>
          <table:table-cell table:style-name="Table17.B2" office:value-type="string">
            <text:p text:style-name="P100">Shift + Down</text:p>
          </table:table-cell>
        </table:table-row>
        <table:table-row table:style-name="Table17.1">
          <table:table-cell table:style-name="Table17.A2" office:value-type="string">
            <text:p text:style-name="P100">Select the element 1 level up</text:p>
          </table:table-cell>
          <table:table-cell table:style-name="Table17.B2" office:value-type="string">
            <text:p text:style-name="P100">Control + Up</text:p>
          </table:table-cell>
        </table:table-row>
        <table:table-row table:style-name="Table17.1">
          <table:table-cell table:style-name="Table17.A2" office:value-type="string">
            <text:p text:style-name="P100">Select the element 1 level down</text:p>
          </table:table-cell>
          <table:table-cell table:style-name="Table17.B2" office:value-type="string">
            <text:p text:style-name="P100">Control + Down</text:p>
          </table:table-cell>
        </table:table-row>
        <table:table-row table:style-name="Table17.1">
          <table:table-cell table:style-name="Table17.A2" office:value-type="string">
            <text:p text:style-name="P100">Move selected elements up/down 1 pixel</text:p>
          </table:table-cell>
          <table:table-cell table:style-name="Table17.B2" office:value-type="string">
            <text:p text:style-name="P100">Up / Down</text:p>
          </table:table-cell>
        </table:table-row>
        <table:table-row table:style-name="Table17.1">
          <table:table-cell table:style-name="Table17.A2" office:value-type="string">
            <text:p text:style-name="P100">Move selected elements left/right 1 pixel</text:p>
          </table:table-cell>
          <table:table-cell table:style-name="Table17.B2" office:value-type="string">
            <text:p text:style-name="P100">Left / Right</text:p>
          </table:table-cell>
        </table:table-row>
        <table:table-row table:style-name="Table17.1">
          <table:table-cell table:style-name="Table17.A2" office:value-type="string">
            <text:p text:style-name="P100">Lock to axis</text:p>
          </table:table-cell>
          <table:table-cell table:style-name="Table17.B2" office:value-type="string">
            <text:p text:style-name="P100">Shift (and move the mouse along the desired axis to lock to)</text:p>
          </table:table-cell>
        </table:table-row>
        <table:table-row table:style-name="Table17.1">
          <table:table-cell table:style-name="Table17.A2" office:value-type="string">
            <text:p text:style-name="P100">Zoom In / Out</text:p>
          </table:table-cell>
          <table:table-cell table:style-name="Table17.B2" office:value-type="string">
            <text:p text:style-name="P100">Ctrl + +/- (+ zooms in, - zooms out)</text:p>
          </table:table-cell>
        </table:table-row>
        <table:table-row table:style-name="Table17.1">
          <table:table-cell table:style-name="Table17.A2" office:value-type="string">
            <text:p text:style-name="P100">Toggle Mode – switch between resize-and-move(normal) and move-only</text:p>
          </table:table-cell>
          <table:table-cell table:style-name="Table17.B2" office:value-type="string">
            <text:p text:style-name="P100">m</text:p>
          </table:table-cell>
        </table:table-row>
        <table:table-row table:style-name="Table17.1">
          <table:table-cell table:style-name="Table17.A2" office:value-type="string">
            <text:p text:style-name="P102">Toggle Mode – switch between move(normal) and rotate-only</text:p>
          </table:table-cell>
          <table:table-cell table:style-name="Table17.B2" office:value-type="string">
            <text:p text:style-name="P10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157098426080">
          <table:table-cell table:style-name="Table34.A1" office:value-type="string">
            <text:p text:style-name="P48">Control</text:p>
          </table:table-cell>
          <table:table-cell table:style-name="Table34.B1" office:value-type="string">
            <text:p text:style-name="P48">Function</text:p>
          </table:table-cell>
        </table:table-row>
        <table:table-row table:style-name="TableLine2157098429072">
          <table:table-cell table:style-name="Table34.A2" office:value-type="string">
            <text:p text:style-name="P20">Fit</text:p>
          </table:table-cell>
          <table:table-cell table:style-name="Table34.B2" office:value-type="string">
            <text:p text:style-name="P79">Sets the zoom value so the canvas is filled with the layout (width or height)</text:p>
          </table:table-cell>
        </table:table-row>
        <table:table-row table:style-name="TableLine2157098426896">
          <table:table-cell table:style-name="Table34.A2" office:value-type="string">
            <text:p text:style-name="P20">Fit Horizontal</text:p>
          </table:table-cell>
          <table:table-cell table:style-name="Table34.B2" office:value-type="string">
            <text:p text:style-name="P79">Sets the zoom value so the canvas view is filled with the layout (width wise)</text:p>
          </table:table-cell>
        </table:table-row>
      </table:table>
      <text:p text:style-name="P15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157098416016">
          <table:table-cell table:style-name="Table32.A1" office:value-type="string">
            <text:p text:style-name="P45">Control</text:p>
          </table:table-cell>
          <table:table-cell table:style-name="Table32.B1" office:value-type="string">
            <text:p text:style-name="P45">Function</text:p>
          </table:table-cell>
        </table:table-row>
        <table:table-row table:style-name="TableLine2157098414656">
          <table:table-cell table:style-name="Table32.A2" office:value-type="string">
            <text:p text:style-name="P9">Center Elements Horizontally</text:p>
          </table:table-cell>
          <table:table-cell table:style-name="Table32.B2" office:value-type="string">
            <text:p text:style-name="P63">Center the elements horizontally in the layout (only the x value is affected)</text:p>
          </table:table-cell>
        </table:table-row>
        <table:table-row table:style-name="TableLine2157098416288">
          <table:table-cell table:style-name="Table32.A2" office:value-type="string">
            <text:p text:style-name="P9">Custom Align Elements Horizontally</text:p>
          </table:table-cell>
          <table:table-cell table:style-name="Table32.B2" office:value-type="string">
            <text:p text:style-name="P63">Customizable Horizontal Align</text:p>
          </table:table-cell>
        </table:table-row>
        <table:table-row table:style-name="TableLine2157098432880">
          <table:table-cell table:style-name="Table32.A2" office:value-type="string">
            <text:p text:style-name="P9">Center Elements Vertically</text:p>
          </table:table-cell>
          <table:table-cell table:style-name="Table32.B2" office:value-type="string">
            <text:p text:style-name="P63">Center the elements vertically in the layout (only the y value is affected)</text:p>
          </table:table-cell>
        </table:table-row>
        <table:table-row table:style-name="TableLine2157098433152">
          <table:table-cell table:style-name="Table32.A2" office:value-type="string">
            <text:p text:style-name="P9">Custom Align Elements Vertically</text:p>
          </table:table-cell>
          <table:table-cell table:style-name="Table32.B2" office:value-type="string">
            <text:p text:style-name="P63">Customizable Vertical Align</text:p>
          </table:table-cell>
        </table:table-row>
        <text:soft-page-break/>
        <table:table-row table:style-name="TableLine2157098433968">
          <table:table-cell table:style-name="Table32.A2" office:value-type="string">
            <text:p text:style-name="P9">Custom Align Elements</text:p>
          </table:table-cell>
          <table:table-cell table:style-name="Table32.B2" office:value-type="string">
            <text:p text:style-name="P6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57">You can configure dividers to help layout elements by dividing the card. These lines can be toggled off and on <text:span text:style-name="T68">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04">Context Menu</text:p>
      <table:table table:name="Table15" table:style-name="Table15">
        <table:table-column table:style-name="Table15.A"/>
        <table:table-column table:style-name="Table15.B"/>
        <table:table-row table:style-name="TableLine2157098431248">
          <table:table-cell table:style-name="Table15.A1" office:value-type="string">
            <text:p text:style-name="P45">Control</text:p>
          </table:table-cell>
          <table:table-cell table:style-name="Table15.B1" office:value-type="string">
            <text:p text:style-name="P45">Function</text:p>
          </table:table-cell>
        </table:table-row>
        <table:table-row table:style-name="TableLine2157098434240">
          <table:table-cell table:style-name="Table15.A2" office:value-type="string">
            <text:p text:style-name="P9">Copy Line to Clipboard</text:p>
          </table:table-cell>
          <table:table-cell table:style-name="Table15.B2" office:value-type="string">
            <text:p text:style-name="P63">Copies the selected line to the clipboard.</text:p>
          </table:table-cell>
        </table:table-row>
        <table:table-row table:style-name="TableLine2156965829824">
          <table:table-cell table:style-name="Table15.A2" office:value-type="string">
            <text:p text:style-name="P9">Copy all text to Clipboard</text:p>
          </table:table-cell>
          <table:table-cell table:style-name="Table15.B2" office:value-type="string">
            <text:p text:style-name="P63">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97" text:outline-level="1"><text:bookmark-start text:name="__RefHeading___Toc3785_3188048287"/>Element References<text:bookmark-end text:name="__RefHeading___Toc3785_3188048287"/></text:h>
      <text:p text:style-name="P18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5">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04">CSV reference files have 4 strict content rules:</text:p>
      <text:list xml:id="list1776704474" text:style-name="L2">
        <text:list-item>
          <text:p text:style-name="P224">The separator character must be a comma. Some editors may switch this on you!</text:p>
        </text:list-item>
        <text:list-item>
          <text:p text:style-name="P224">The first row must contain the column names. The columns may be named with <text:soft-page-break/>spaces but should not use the [ or ] characters (or anything else that might confuse the parser when trying to translate references).</text:p>
        </text:list-item>
        <text:list-item>
          <text:p text:style-name="P224">The first column may be named anything, but the contents should always be the card count of the given row. (an empty entry assumes 1 instance of the given row)</text:p>
        </text:list-item>
        <text:list-item>
          <text:p text:style-name="P226"><text:span text:style-name="T2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3"><text:bookmark-ref text:reference-format="text" text:ref-name="__RefHeading__2250_1943963514">Text Elements</text:bookmark-ref></text:span><text:span text:style-name="T23"><text:s/>section.</text:span></text:p>
        </text:list-item>
        <text:list-item>
          <text:p text:style-name="P22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5">Function</text:p>
            </table:table-cell>
            <table:table-cell table:style-name="Table8.B1" office:value-type="string">
              <text:p text:style-name="P45">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3">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3">You can specify the allowed layout for a card by name. Any row without a matching layout name with the current layout will not be included in the list of cards. Name the column <text:span text:style-name="T12">allowed_layout</text:span> in your CSV file and specify the desired layout for every card. <text:span text:style-name="T107">This also supports specifying multiple layouts using a ‘;’ separator. Example: </text:span><text:span text:style-name="T17">item;name;description</text:span></text:p>
            <text:p text:style-name="P85"><text:span text:style-name="T107">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07">Colors are formatted into strings as follows:</text:p>
      <text:p text:style-name="P112"/>
      <text:p text:style-name="P115">RRRGGGBBB or RRRGGGBBBAAA</text:p>
      <text:p text:style-name="P112"/>
      <text:p text:style-name="P112">Each block is a 3 digit representation of the color value for the given color. (R – Red; G – Green; B – Blue; A - Alpha)</text:p>
      <text:p text:style-name="P112"/>
      <text:p text:style-name="P112">Example: 012123167</text:p>
      <text:p text:style-name="P112"/>
      <text:p text:style-name="P112">You can also specify a color using hexadecimal values:</text:p>
      <text:p text:style-name="P112">RRGGBB or RRGGBBAA</text:p>
      <text:p text:style-name="P112"/>
      <text:p text:style-name="P112">Example: 882859</text:p>
      <text:p text:style-name="P112"/>
      <text:p text:style-name="P112">Be sure to include any leading zeroes. The type of color value you specify (hex vs. decimal) is based solely on string length: 6/8(hex)</text:p>
      <text:p text:style-name="P112"/>
      <text:p text:style-name="P112">Some editors may remove the leading zeroes. If you are specifying the color as hex you can <text:soft-page-break/>insert <text:span text:style-name="T12">0x </text:span><text:span text:style-name="T1">at the beginning of the string (ie. 0X882859). </text:span><text:span text:style-name="T12">I highly recommend doing so.</text:span></text:p>
      <text:p text:style-name="P11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98" text:outline-level="2"><text:bookmark-start text:name="__RefHeading__2151_2015678595"/>Font String Format<text:bookmark-end text:name="__RefHeading__2151_2015678595"/></text:h>
      <text:p text:style-name="P108">Fonts are formatted into strings as follows:</text:p>
      <text:p text:style-name="P109"/>
      <text:p text:style-name="P116">fontname;fontsize;bold;underline;italicized;strikeout</text:p>
      <text:p text:style-name="P109"/>
      <text:p text:style-name="Table_20_Contents"><text:span text:style-name="T50">fontname</text:span><text:span text:style-name="T48"> – string name of a font (“Arial”)</text:span></text:p>
      <text:p text:style-name="Table_20_Contents"><text:span text:style-name="T50">fontsize</text:span><text:span text:style-name="T48"> – size of the font (like the size in a word processor)</text:span></text:p>
      <text:p text:style-name="Table_20_Contents"><text:span text:style-name="T50">bold</text:span><text:span text:style-name="T48"> – 1 or 0 (on or off)</text:span></text:p>
      <text:p text:style-name="Table_20_Contents"><text:span text:style-name="T50">underline</text:span><text:span text:style-name="T48"> – 1 or 0 (on or off)</text:span></text:p>
      <text:p text:style-name="Table_20_Contents"><text:span text:style-name="T50">italicized</text:span><text:span text:style-name="T48"> – 1 or 0 (on or off)</text:span></text:p>
      <text:p text:style-name="Table_20_Contents"><text:span text:style-name="T50">strikeout</text:span><text:span text:style-name="T48"> – 1 or 0 (on or off)</text:span></text:p>
      <text:p text:style-name="P109"/>
      <text:p text:style-name="P109"><text:span text:style-name="T12">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53">override:[element name]:[element value]</text:p>
      <text:p text:style-name="Text_20_body">Example: <text:span text:style-name="T12">override:text_field:x</text:span></text:p>
      <text:p text:style-name="P130">Any values specified in this column will override the <text:span text:style-name="T12">text_field</text:span> element's <text:span text:style-name="T12">x</text:span> value. When rendered the element's x location would be that of the override value. (locking the horizontal position in the example)</text:p>
      <text:p text:style-name="Text_20_body">Any colons involved in the name of an element will cause the override to fail. <text:span text:style-name="T1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5"><text:bookmark-ref text:reference-format="text" text:ref-name="__RefHeading__30631621">Definition / Scripting Reference (Incept Translator)</text:bookmark-ref></text:span><text:span text:style-name="T25">. This allows the override value to be defined based on other properties of the given card.</text:span></text:p>
      <text:h text:style-name="Heading_20_3" text:outline-level="3"><text:bookmark-start text:name="__RefHeading___Toc3318_350549976"/><text:soft-page-break/>Definition (Variable) Based Overrides <text:span text:style-name="T65">(Incept Translator only at this time)</text:span><text:bookmark-end text:name="__RefHeading___Toc3318_350549976"/></text:h>
      <text:p text:style-name="P154">Overrides can also be created within the Definition field itself using the following macro:</text:p>
      <text:p text:style-name="P154">$[field:value]</text:p>
      <text:p text:style-name="P155">Example: $[y:40]</text:p>
      <text:p text:style-name="P155">The above would lock the y value to 40. </text:p>
      <text:p text:style-name="P195">Overrides are extracted from the resulting string so you can add one ore more to any element definition without impacting the final result. Examples:</text:p>
      <text:p text:style-name="P156"><text:span text:style-name="T127">Apple</text:span>$[y:40] <text:span text:style-name="T128">=&gt; “Apple” (with y fixed at 40)</text:span></text:p>
      <text:p text:style-name="P156"><text:span text:style-name="T127">Watermelon</text:span>$[y:40]$[<text:span text:style-name="T127">x</text:span>:40] <text:span text:style-name="T128">=&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22">Fields</text:p>
            </table:table-cell>
            <table:table-cell table:style-name="Table20.B1" office:value-type="string">
              <text:p text:style-name="P122">Override string format</text:p>
            </table:table-cell>
          </table:table-row>
        </table:table-header-rows>
        <table:table-row table:style-name="Table20.1">
          <table:table-cell table:style-name="Table20.A2" office:value-type="string">
            <text:p text:style-name="P112">x</text:p>
            <text:p text:style-name="P112">y</text:p>
            <text:p text:style-name="P112">width</text:p>
            <text:p text:style-name="P112">height</text:p>
            <text:p text:style-name="P119">borderthickness<text:line-break/>opacity<text:line-break/>outlinethickness<text:line-break/>lineheight<text:line-break/>wordspace (+/-)</text:p>
          </table:table-cell>
          <table:table-cell table:style-name="Table20.B2" office:value-type="string">
            <text:p text:style-name="P112"><text:span text:style-name="T12">(int)</text:span> Integer number values. </text:p>
          </table:table-cell>
        </table:table-row>
        <table:table-row table:style-name="Table20.1">
          <table:table-cell table:style-name="Table20.A2" office:value-type="string">
            <text:p text:style-name="P121">autoscalefont<text:line-break/>enabled<text:line-break/>lockaspect<text:line-break/><text:span text:style-name="T66">keeporiginalsize<text:line-break/>justifiedtext</text:span></text:p>
          </table:table-cell>
          <table:table-cell table:style-name="Table20.B2" office:value-type="string">
            <text:p text:style-name="P11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9">rotation</text:p>
          </table:table-cell>
          <table:table-cell table:style-name="Table20.B2" office:value-type="string">
            <text:p text:style-name="P113">(float)<text:span text:style-name="T1"> In the case of rotation use only integer number values.</text:span></text:p>
          </table:table-cell>
        </table:table-row>
        <table:table-row table:style-name="Table20.1">
          <table:table-cell table:style-name="Table20.A2" office:value-type="string">
            <text:p text:style-name="P119">bordercolor<text:line-break/>elementcolor<text:line-break/>outlinecolor<text:line-break/><text:span text:style-name="T76">backgroundcolor</text:span></text:p>
          </table:table-cell>
          <table:table-cell table:style-name="Table20.B2" office:value-type="string">
            <text:p text:style-name="P112"><text:span text:style-name="T1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20">tilesize</text:p>
          </table:table-cell>
          <table:table-cell table:style-name="Table20.B2" office:value-type="string">
            <text:p text:style-name="P145"><text:span text:style-name="T12">(string)</text:span> (<text:span text:style-name="T81">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9">font</text:p>
          </table:table-cell>
          <table:table-cell table:style-name="Table20.B2" office:value-type="string">
            <text:p text:style-name="Table_20_Contents"><text:span text:style-name="T47">(string) </text:span><text:span text:style-name="T48">(See the section </text:span><text:span text:style-name="T48"><text:bookmark-ref text:reference-format="text" text:ref-name="__RefHeading__2151_2015678595">Font String Format</text:bookmark-ref></text:span><text:span text:style-name="T48">)</text:span></text:p>
            <text:p text:style-name="P126"/>
          </table:table-cell>
        </table:table-row>
        <text:soft-page-break/>
        <table:table-row table:style-name="Table20.1">
          <table:table-cell table:style-name="Table20.A2" office:value-type="string">
            <text:p text:style-name="P123">mirror</text:p>
          </table:table-cell>
          <table:table-cell table:style-name="Table20.B2" office:value-type="string">
            <text:p text:style-name="P114">(int)<text:span text:style-name="T1"> Numeric value indicating the mirror setting:</text:span></text:p>
            <text:p text:style-name="P110"/>
            <text:p text:style-name="P110">0 – None</text:p>
            <text:p text:style-name="P111">1 – Horizontally</text:p>
            <text:p text:style-name="P111">2 – Vertically</text:p>
          </table:table-cell>
        </table:table-row>
        <table:table-row table:style-name="Table20.1">
          <table:table-cell table:style-name="Table20.A2" office:value-type="string">
            <text:p text:style-name="P119">verticalalign</text:p>
          </table:table-cell>
          <table:table-cell table:style-name="Table20.B2" office:value-type="string">
            <text:p text:style-name="P113">(int)<text:span text:style-name="T1"> Numeric value indicating the vertical alignment:</text:span></text:p>
            <text:p text:style-name="P109"/>
            <text:p text:style-name="P109"><text:span text:style-name="T64">0</text:span> – Near</text:p>
            <text:p text:style-name="P109"><text:span text:style-name="T64">1</text:span> – Center</text:p>
            <text:p text:style-name="P109"><text:span text:style-name="T64">2</text:span> – Far</text:p>
          </table:table-cell>
        </table:table-row>
        <table:table-row table:style-name="Table20.1">
          <table:table-cell table:style-name="Table20.A2" office:value-type="string">
            <text:p text:style-name="P119"/>
            <text:p text:style-name="P119">horizontalalign</text:p>
          </table:table-cell>
          <table:table-cell table:style-name="Table20.B2" office:value-type="string">
            <text:p text:style-name="P113">(int)<text:span text:style-name="T1"> Numeric value indicating the horizontal alignment:</text:span></text:p>
            <text:p text:style-name="P109"/>
            <text:p text:style-name="P109"><text:span text:style-name="T64">0</text:span> – Near</text:p>
            <text:p text:style-name="P109"><text:span text:style-name="T64">1</text:span> – Center</text:p>
            <text:p text:style-name="P109"><text:span text:style-name="T64">2</text:span> – Far</text:p>
          </table:table-cell>
        </table:table-row>
        <table:table-row table:style-name="Table20.1">
          <table:table-cell table:style-name="Table20.A2" office:value-type="string">
            <text:p text:style-name="P119">variable</text:p>
          </table:table-cell>
          <table:table-cell table:style-name="Table20.B2" office:value-type="string">
            <text:p text:style-name="P112"><text:span text:style-name="T12">(string)</text:span> The <text:span text:style-name="T12">Definition</text:span> field. <text:span text:style-name="T65">This can only be overridden in a data file</text:span></text:p>
          </table:table-cell>
        </table:table-row>
        <table:table-row table:style-name="Table20.1">
          <table:table-cell table:style-name="Table20.A2" office:value-type="string">
            <text:p text:style-name="P119">type</text:p>
          </table:table-cell>
          <table:table-cell table:style-name="Table20.B2" office:value-type="string">
            <text:p text:style-name="P113">(string) <text:span text:style-name="T1">One of the following strings:</text:span></text:p>
            <text:p text:style-name="P109"/>
            <text:p text:style-name="P113">Text</text:p>
            <text:p text:style-name="P113">Shape</text:p>
            <text:p text:style-name="P113">Graphic</text:p>
            <text:p text:style-name="P113">FormattedText</text:p>
          </table:table-cell>
        </table:table-row>
      </table:table>
      <text:h text:style-name="P206" text:outline-level="3"><text:bookmark-start text:name="__RefHeading___Toc3318_3505499761"/>Definition <text:span text:style-name="T130">Access To Element</text:span> <text:span text:style-name="T130">Fields</text:span> <text:span text:style-name="T65">(Incept Translator only at this time)</text:span><text:bookmark-end text:name="__RefHeading___Toc3318_3505499761"/></text:h>
      <text:p text:style-name="P235">The table of fields above is accessible for use in definition translation processing.</text:p>
      <text:p text:style-name="P235">Element fields can be accessed using the following macro:</text:p>
      <text:p text:style-name="P234"><text:span text:style-name="T130">&amp;</text:span>[<text:span text:style-name="T130">x</text:span>]</text:p>
      <text:p text:style-name="P235">This would return the current x value assigned to the element.</text:p>
      <text:p text:style-name="P236">This can be used to perform <text:span text:style-name="T131">complex </text:span>operations like offsets using <text:span text:style-name="T132">the math</text:span> functionality: </text:p>
      <text:p text:style-name="P236">$[x:#math;&amp;[x]+25#]</text:p>
      <text:p text:style-name="P236">This would offset the x value of the element by 25.</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ext:soft-page-break/>
          <table:table-row table:style-name="TableLine2156965834176">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156965834992">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156965840160">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15696583526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15696582628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793546234" text:style-name="L3">
        <text:list-item>
          <text:p text:style-name="P227">Each define name follows the same rules as a column name in a reference file.</text:p>
        </text:list-item>
        <text:list-item>
          <text:p text:style-name="P22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2">_defines</text:span><text:span text:style-name="T1"> appended to the name and should reside in the same folder as the reference file. Example: </text:span></text:p>
      <text:list xml:id="list2012028249" text:style-name="L4">
        <text:list-item>
          <text:p text:style-name="P228"><text:span text:style-name="T1">Reference file: </text:span><text:span text:style-name="T12">items.csv</text:span></text:p>
        </text:list-item>
        <text:list-item>
          <text:p text:style-name="P228"><text:span text:style-name="T1">Define file: </text:span><text:span text:style-name="T12">items_defines.csv</text:span></text:p>
        </text:list-item>
        <text:list-item>
          <text:p text:style-name="P229">Project Wide Defines: [project file name without extension]<text:span text:style-name="T12">_defines.csv</text:span></text:p>
        </text:list-item>
      </text:list>
      <text:h text:style-name="P199" text:outline-level="2"><text:bookmark-start text:name="__RefHeading___Toc3322_3505499761"/><text:span text:style-name="T115">Excel</text:span> References / Defines<text:bookmark-end text:name="__RefHeading___Toc3322_3505499761"/></text:h>
      <text:p text:style-name="P187">References stored as <text:span text:style-name="T115">Excel</text:span> spreadsheets <text:span text:style-name="T115">are slightly different that CSV defines due to the sheet names in a spreadsheet file.</text:span></text:p>
      <text:p text:style-name="P136"><text:bookmark-start text:name="__RefHeading___Toc29887_893271388"/>Global Defines <text:span text:style-name="T116">(Project Wide)</text:span><text:bookmark-end text:name="__RefHeading___Toc29887_893271388"/></text:p>
      <text:p text:style-name="P188">File: <text:span text:style-name="T12">[Project Name]_defines.xslx</text:span></text:p>
      <text:p text:style-name="P188">Sheet Name: <text:span text:style-name="T12">defines</text:span></text:p>
      <text:p text:style-name="P190">Example</text:p>
      <text:p text:style-name="P134">Project: ExcelSample.cmp</text:p>
      <text:p text:style-name="P134">Defines File: ExcelSample_defines.xlsx (with a sheet named defines) in the same folder</text:p>
      <text:p text:style-name="P136"><text:bookmark-start text:name="__RefHeading___Toc29889_893271388"/>Reference Defines<text:bookmark-end text:name="__RefHeading___Toc29889_893271388"/></text:p>
      <text:p text:style-name="P188">Reference defines are created in sheets within the same xslx file.</text:p>
      <text:p text:style-name="P187"><text:span text:style-name="T115">Sheet Name: </text:span><text:span text:style-name="T20">[reference sheet name]_defines</text:span></text:p>
      <text:p text:style-name="P190">Example</text:p>
      <text:p text:style-name="P187"><text:span text:style-name="T1">Main sheet: </text:span><text:span text:style-name="T12">items</text:span></text:p>
      <text:p text:style-name="P187"><text:span text:style-name="T1">Defines sheet:</text:span><text:span text:style-name="T12"> items_defines</text:span></text:p>
      <text:h text:style-name="Heading_20_2" text:outline-level="2"><text:bookmark-start text:name="__RefHeading___Toc3322_350549976"/>Google References / Defines<text:bookmark-end text:name="__RefHeading___Toc3322_350549976"/></text:h>
      <text:p text:style-name="P192"><text:bookmark-start text:name="__RefHeading___Toc29887_8932713881"/><text:span text:style-name="T12">Global Defines </text:span><text:span text:style-name="T21">(Project Wide)</text:span><text:bookmark-end text:name="__RefHeading___Toc29887_8932713881"/></text:p>
      <text:p text:style-name="P189"><text:soft-page-break/><text:span text:style-name="T116">Google Spreadsheet Name</text:span>: <text:span text:style-name="T12">[Project Name </text:span><text:span text:style-name="T21">without extension</text:span><text:span text:style-name="T12">]</text:span><text:span text:style-name="T1"> </text:span><text:span text:style-name="T8">(this is case sensitive)</text:span></text:p>
      <text:p text:style-name="P189">Sheet Name: <text:span text:style-name="T12">defines</text:span></text:p>
      <text:p text:style-name="P133"><text:span text:style-name="T55">Alternative / Override:</text:span><text:span text:style-name="T69"> If you don’t want to name your Spreadsheet as described above you can change the </text:span><text:span text:style-name="T117">s</text:span><text:span text:style-name="T69">preadsheet to look for the </text:span><text:span text:style-name="T13">defines</text:span><text:span text:style-name="T69"> sheet in under the </text:span><text:span text:style-name="T117">Project</text:span><text:span text:style-name="T69"> &gt; Project Settings… menu item. Specify the desired sheet in </text:span><text:span text:style-name="T13">Google Project define spreadsheet override</text:span><text:span text:style-name="T69"> (case sensitive). You can enter the name manually or use the “...” button to navigate.</text:span></text:p>
      <text:p text:style-name="P137"><text:bookmark-start text:name="__RefHeading___Toc29889_8932713881"/>Reference Defines<text:bookmark-end text:name="__RefHeading___Toc29889_8932713881"/></text:p>
      <text:p text:style-name="P189">Reference defines are created in <text:span text:style-name="T118">a </text:span>sheet within the same <text:span text:style-name="T116">Google Spreadsheet </text:span><text:span text:style-name="T118">as the data</text:span>.</text:p>
      <text:p text:style-name="P192"><text:span text:style-name="T115">Sheet Name: </text:span><text:span text:style-name="T20">[reference sheet name]_defines</text:span></text:p>
      <text:p text:style-name="P191">Example</text:p>
      <text:p text:style-name="P192"><text:span text:style-name="T1">Main sheet: </text:span><text:span text:style-name="T12">items</text:span></text:p>
      <text:p text:style-name="P192"><text:span text:style-name="T1">Defines sheet:</text:span><text:span text:style-name="T12"> items_defines</text:span><text:span text:style-name="T7"><text:line-break/></text:span></text:p>
      <text:list xml:id="list3092002848" text:style-name="L5">
        <text:list-header>
          <text:p text:style-name="P230"/>
        </text:list-header>
      </text:list>
      <text:h text:style-name="P203" text:outline-level="3"><text:bookmark-start text:name="__RefHeading___Toc3324_350549976"/>Google Authentication Setup<text:bookmark-end text:name="__RefHeading___Toc3324_350549976"/></text:h>
      <text:p text:style-name="P13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053993848" text:style-name="L6">
        <text:list-item>
          <text:p text:style-name="P231">Launch CardMaker and select <text:span text:style-name="T12">Tools</text:span> &gt; <text:span text:style-name="T12">Update Google Credentials... </text:span></text:p>
        </text:list-item>
        <text:list-item>
          <text:p text:style-name="P231">Either copy the Auth URL and browse to it in your preferred browser or click <text:span text:style-name="T12">Browse To URL</text:span></text:p>
        </text:list-item>
        <text:list-item>
          <text:p text:style-name="P231">Google should prompt you to allow CardMaker to access your spreadsheets and then navigate to the CardMaker site with the AccessToken field already selected. </text:p>
        </text:list-item>
        <text:list-item>
          <text:p text:style-name="P231">Copy the <text:span text:style-name="T12">AccessToken</text:span> value and return to CardMaker.</text:p>
        </text:list-item>
        <text:list-item>
          <text:p text:style-name="P231">You can manually paste the <text:span text:style-name="T12">AccessToken</text:span> value into the <text:span text:style-name="T12">Access Token </text:span>field or press the <text:span text:style-name="T12">Paste Token</text:span> button. If you use the <text:span text:style-name="T12">Paste Token</text:span> button the dialog will close immediately (slight time savings!).</text:p>
        </text:list-item>
        <text:list-item>
          <text:p text:style-name="P23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text:soft-page-break/>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4">if </text:span>x == then a)#</text:p>
      <text:p text:style-name="P4">is the same as</text:p>
      <text:p text:style-name="P4">#(<text:span text:style-name="T104">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5">Function</text:p>
            </table:table-cell>
            <table:table-cell table:style-name="Table4.B1" office:value-type="string">
              <text:p text:style-name="P45">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5"><text:span text:style-name="T1">@[</text:span>columnname<text:span text:style-name="T1">]</text:span></text:p>
            <text:p text:style-name="P63"/>
            <text:p text:style-name="P45"><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63">@[<text:span text:style-name="T12">columnname</text:span>,parameter1,parameter2,(repeats...)]</text:p>
            <text:p text:style-name="P63"/>
            <text:p text:style-name="P45"><text:span text:style-name="T1">Replace </text:span>columnname<text:span text:style-name="T1"> with the desired column name or define from the referenced data source.</text:span></text:p>
            <text:p text:style-name="P63"/>
            <text:p text:style-name="P63">Replace parameter1 (etc.) with the desired input for the define. When constructing the resulting value any instances of {#} will be replaced with the given parameter. Be aware that spaces after/before the commas will be included in the parameter strings.</text:p>
            <text:p text:style-name="P63"/>
            <text:p text:style-name="P63">Example:</text:p>
            <text:p text:style-name="P63"/>
            <text:p text:style-name="P45">Defines</text:p>
            <text:p text:style-name="P138"><text:span text:style-name="T25">smallImgTag = </text:span><text:span text:style-name="T1">&lt;img={1};.90;0;3&gt;</text:span></text:p>
            <text:p text:style-name="P128">theCoin = \images\coin.png </text:p>
            <text:p text:style-name="P135">Input</text:p>
            <text:p text:style-name="P128">@[smallImgTag,@[theCoin]]</text:p>
            <text:p text:style-name="P135">Output</text:p>
            <text:p text:style-name="P128">&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63">There are some special values that are taken from the current context of the layout/card.</text:p>
            <text:p text:style-name="P63"/>
            <text:p text:style-name="P63">![deckindex] – This is the current deck index</text:p>
            <text:p text:style-name="P63">![cardindex] – This is the current card index (see Sub Counter)<text:line-break/>!<text:span text:style-name="T67">[cardcount] – The number of cards in this deck</text:span></text:p>
            <text:p text:style-name="P63">!<text:span text:style-name="T72">[elementname] – The name of the element</text:span></text:p>
            <text:p text:style-name="P138"><text:span text:style-name="T25">!</text:span><text:span text:style-name="T34">[</text:span>layoutname<text:span text:style-name="T129">] – The name of the layout</text:span></text:p>
            <text:p text:style-name="P63">!<text:span text:style-name="T112">[refline] – The line number in the reference for this card</text:span></text:p>
            <text:p text:style-name="P63">!<text:span text:style-name="T112">[refname] – The name of the reference for this this card</text:span></text:p>
          </table:table-cell>
        </table:table-row>
        <table:table-row table:style-name="Table4.1">
          <table:table-cell table:style-name="Table4.A2" office:value-type="string">
            <text:p text:style-name="P19">Substring</text:p>
          </table:table-cell>
          <table:table-cell table:style-name="Table4.B17" office:value-type="string">
            <text:p text:style-name="P78">%[string,index,count]</text:p>
            <text:p text:style-name="P78"/>
            <text:p text:style-name="P78">string – some sequence of characters</text:p>
            <text:p text:style-name="P78">index – the index to begin extracting characters from (0 based!)</text:p>
            <text:p text:style-name="P78">count – the number of characters to extracted</text:p>
            <text:p text:style-name="P78">Example: <text:bookmark-start text:name="__DdeLink__2741_1457906252"/>%[sample,4,2]<text:bookmark-end text:name="__DdeLink__2741_1457906252"/> would result in <text:span text:style-name="T12">le</text:span></text:p>
            <text:p text:style-name="P78"/>
            <text:p text:style-name="P78">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3">##x;y;z#</text:p>
            <text:p text:style-name="P63"/>
            <text:p text:style-name="P63">This will display a number based on the following properties:</text:p>
            <text:p text:style-name="P63"/>
            <text:p text:style-name="P96">x + (current card index * y) with left padded 0's numbering z</text:p>
            <text:p text:style-name="P96"/>
            <text:p text:style-name="P96">Example (on card index 5) with ##1;1;5# would be <text:span text:style-name="T12">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3">#sc;x;y;z#</text:p>
            <text:p text:style-name="P63"/>
            <text:p text:style-name="P63">The sub card index is the index of the card based on the number of items indicated in the count column of the reference file.</text:p>
            <text:p text:style-name="P63"/>
            <text:p text:style-name="P63">This will display a number based on the following properties:</text:p>
            <text:p text:style-name="P63"/>
            <text:p text:style-name="P96">x + (sub card index * y) with left padded 0's numbering z</text:p>
            <text:p text:style-name="P96"/>
            <text:p text:style-name="P96">Example (on sub card index 5) with #sc;1;1;5# would be <text:span text:style-name="T12">00005</text:span> </text:p>
          </table:table-cell>
        </table:table-row>
        <table:table-row table:style-name="Table4.1">
          <table:table-cell table:style-name="Table4.A2" office:value-type="string">
            <text:p text:style-name="P44">Padding</text:p>
          </table:table-cell>
          <table:table-cell table:style-name="Table4.B17" office:value-type="string">
            <text:p text:style-name="P95">#padl;x;y;z# or #padr;x;y;z#</text:p>
            <text:p text:style-name="P95"/>
            <text:p text:style-name="P95">Creates a padded string (left or right padding based on ‘l’ vs. ‘r’)</text:p>
            <text:p text:style-name="P95">x: length desired</text:p>
            <text:p text:style-name="P95">y: padding character</text:p>
            <text:p text:style-name="P95">z string to pad</text:p>
            <text:p text:style-name="P95"/>
            <text:p text:style-name="P97">Example with #padl;5;0;123# would be <text:span text:style-name="T12">00123</text:span></text:p>
          </table:table-cell>
        </table:table-row>
        <table:table-row table:style-name="Table4.1">
          <table:table-cell table:style-name="Table4.A2" office:value-type="string">
            <text:p text:style-name="P18">Repeat</text:p>
          </table:table-cell>
          <table:table-cell table:style-name="Table4.B17" office:value-type="string">
            <text:p text:style-name="P77">#repeat;x;y#</text:p>
            <text:p text:style-name="P77"/>
            <text:p text:style-name="P77">This will repeat the string of characters represented by y x times.</text:p>
          </table:table-cell>
        </table:table-row>
        <table:table-row table:style-name="Table4.1">
          <table:table-cell table:style-name="Table4.A2" office:value-type="string">
            <text:p text:style-name="P9">If Statement</text:p>
          </table:table-cell>
          <table:table-cell table:style-name="Table4.B17" office:value-type="string">
            <text:p text:style-name="P63">Samples:</text:p>
            <text:p text:style-name="P63">#(if x == y then a)#</text:p>
            <text:p text:style-name="P63">#(if x != y then a)#</text:p>
            <text:p text:style-name="P63">#(if x == y then a else b)#</text:p>
            <text:p text:style-name="P63">#(if x != y then a else b)#</text:p>
            <text:p text:style-name="P63"/>
            <text:p text:style-name="P63"><text:span text:style-name="T12">==</text:span> - x is equal to y (case insensitive)</text:p>
            <text:p text:style-name="P63"><text:span text:style-name="T12">!=</text:span> - x is not equal to y (case insensitive)</text:p>
            <text:p text:style-name="P63"><text:span text:style-name="T12">&gt;</text:span> - x is greater than y</text:p>
            <text:p text:style-name="P63"><text:span text:style-name="T12">&lt;</text:span> - x is less than y</text:p>
            <text:p text:style-name="P63"><text:span text:style-name="T12">&gt;=</text:span> - x is greater than or equal to</text:p>
            <text:p text:style-name="P63"><text:span text:style-name="T12">&lt;=</text:span> - x is less than or equal to</text:p>
            <text:p text:style-name="P63"/>
            <text:p text:style-name="P63">x,y,a,b – string values</text:p>
            <text:p text:style-name="P63"/>
            <text:p text:style-name="P63"><text:span text:style-name="T12">#nodraw</text:span> is supported as a result to trigger the element to not be drawn at all. You can specify an empty string by simply entering nothing <text:span text:style-name="T124">(though #empty can help for clarity)</text:span>. An example of an empty comparison is as follows: <text:line-break/>#(<text:span text:style-name="T104">if </text:span>x == then a)#</text:p>
            <text:p text:style-name="P63"/>
            <text:p text:style-name="P84">You can combine this with inline overrides like the following:</text:p>
            <text:p text:style-name="P139"><text:span text:style-name="T26">#(if @[skill] == 15 then </text:span>$[opacity:50]<text:span text:style-name="T26">)#</text:span></text:p>
          </table:table-cell>
        </table:table-row>
        <text:soft-page-break/>
        <table:table-row table:style-name="Table4.1">
          <table:table-cell table:style-name="Table4.A2" office:value-type="string">
            <text:p text:style-name="P9">If Statement (grouped)</text:p>
          </table:table-cell>
          <table:table-cell table:style-name="Table4.B17" office:value-type="string">
            <text:p text:style-name="P141"><text:span text:style-name="T25">You can use the if statement with groups. The x and y values </text:span><text:span text:style-name="T30">of:</text:span></text:p>
            <text:p text:style-name="P194"><text:span text:style-name="T25">#(if x == y then a)# </text:span>can be formatted as a grouping of potential matches.</text:p>
            <text:p text:style-name="P63"/>
            <text:p text:style-name="P63">[val1;val2;val3]</text:p>
            <text:p text:style-name="P63"/>
            <text:p text:style-name="P88">The comparison will succeed if both groups share at least 1 value.</text:p>
            <text:p text:style-name="P65"><text:span text:style-name="T108">#(if [1;2;3] == 1 then a else b)# </text:span><text:span text:style-name="T18">&lt;&lt; match (result is “a”)</text:span></text:p>
            <text:p text:style-name="P65"><text:span text:style-name="T108">#(if 1 == [1;2;3] then a else b)# </text:span><text:span text:style-name="T18">&lt;&lt; match (result is “a”)</text:span></text:p>
            <text:p text:style-name="P65"><text:span text:style-name="T108">#(if [1;2] == [3;4] then a else b)# </text:span><text:span text:style-name="T18">&lt;&lt; no match (result is “b”)</text:span></text:p>
            <text:p text:style-name="P63"/>
            <text:p text:style-name="P66"><text:span text:style-name="T108">#(if [1;2;3] != 1 then a else b)# </text:span><text:span text:style-name="T18">&lt;&lt; match, </text:span><text:span text:style-name="T22">inverted</text:span><text:span text:style-name="T18"> (result is “</text:span><text:span text:style-name="T22">b</text:span><text:span text:style-name="T18">”)</text:span></text:p>
            <text:p text:style-name="P66"><text:span text:style-name="T108">#(if 1 != [1;2;3] then a else b)# </text:span><text:span text:style-name="T18">&lt;&lt; match, </text:span><text:span text:style-name="T22">inverted</text:span><text:span text:style-name="T18"> (result is “</text:span><text:span text:style-name="T22">b</text:span><text:span text:style-name="T18">”)</text:span></text:p>
            <text:p text:style-name="P66"><text:span text:style-name="T108">#(if [1;2] != [3;4] then a else b)# </text:span><text:span text:style-name="T18">&lt;&lt; no match, </text:span><text:span text:style-name="T22">inverted</text:span><text:span text:style-name="T18"> (result is “</text:span><text:span text:style-name="T22">a</text:span><text:span text:style-name="T18">”)</text:span></text:p>
            <text:p text:style-name="P66"/>
            <text:p text:style-name="P88">Either side can be a group or <text:span text:style-name="T125">a single value</text:span> for match checking. <text:span text:style-name="T125">If you are attempting to confirm if at least one value of </text:span><text:span text:style-name="T126">a</text:span><text:span text:style-name="T125"> set is assigned a value, I would recommend using value concatenation instead of a grouped if statement. Example: #(if @[a]@[b] == #empty then #nodraw)#</text:span></text:p>
            <text:p text:style-name="P63"/>
            <text:p text:style-name="P63">NOTE: <text:span text:style-name="T124">N</text:span>umeric comparisons <text:span text:style-name="T124">are not supported</text:span>. Only <text:span text:style-name="T12">==</text:span> and <text:span text:style-name="T12">!=</text:span> are supported.</text:p>
          </table:table-cell>
        </table:table-row>
        <table:table-row table:style-name="Table4.1">
          <table:table-cell table:style-name="Table4.A1" office:value-type="string">
            <text:p text:style-name="P9">Switch Statement</text:p>
          </table:table-cell>
          <table:table-cell table:style-name="Table4.B1" office:value-type="string">
            <text:p text:style-name="P63">#(switch;key;keytocheck1;value1&lt;repeat&gt;)#</text:p>
            <text:p text:style-name="P63"/>
            <text:p text:style-name="P63">key – The value to check the others for.</text:p>
            <text:p text:style-name="P63">keytocheck1 – A comparison string</text:p>
            <text:p text:style-name="P63">value1 – A value string (this will be the overall result if key matches keytoccheck1)</text:p>
            <text:p text:style-name="P63"/>
            <text:p text:style-name="P63">;keytoccheck1;value1 can be repeated multiple times with varying strings. There should always be a key and a value. (an empty string is valid)</text:p>
            <text:p text:style-name="P63"/>
            <text:p text:style-name="P63">If the keytocheckis <text:span text:style-name="T12">#default</text:span> the value will be the default if no other keys match. (example: <text:span text:style-name="T56">#(switch;15;10;Y;#default;Z)#</text:span> – would default to Z because “15” is not the same string as “10”).</text:p>
            <text:p text:style-name="P76"/>
            <text:p text:style-name="P54">#switchkey<text:span text:style-name="T1"> can be used in the switch statement to reference the key value.</text:span></text:p>
            <text:p text:style-name="P63"/>
            <text:p text:style-name="P63"><text:span text:style-name="T12">#nodraw</text:span> is supported as a result to trigger the element to not be drawn at all.</text:p>
          </table:table-cell>
        </table:table-row>
        <text:soft-page-break/>
        <table:table-row table:style-name="Table4.1">
          <table:table-cell table:style-name="Table4.A2" office:value-type="string">
            <text:p text:style-name="P17">Switch Statement <text:span text:style-name="T77">(alternative)</text:span></text:p>
          </table:table-cell>
          <table:table-cell table:style-name="Table4.B14" office:value-type="string">
            <text:p text:style-name="P74">#(switch//key//keytocheck1//value1&lt;repeat&gt;)#</text:p>
            <text:p text:style-name="P75">This is the same as the above just using ‘//’ as a delimiter. <text:span text:style-name="T89">The delimiter is completely customizable. The first 2 characters after the word </text:span><text:span text:style-name="T54">switch</text:span><text:span text:style-name="T90"> will be used as the </text:span><text:span text:style-name="T91">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42"><text:span text:style-name="T31">Both the </text:span><text:span text:style-name="T36">key</text:span><text:span text:style-name="T31"> and </text:span><text:span text:style-name="T36">keytocheck</text:span><text:span text:style-name="T31"> can be written as groups of values using the “If Statement (grouped)” logic described above.</text:span></text:p>
            <text:p text:style-name="P89"/>
            <text:p text:style-name="P89">This must be combined with the use of an alternative delimiter though due to the use of the ‘;’ character to split the group.</text:p>
            <text:p text:style-name="P89"/>
            <text:p text:style-name="P89">Example:</text:p>
            <text:p text:style-name="Standard">"#(switch::[45;15]::[15]::nothing::#default::stuff)#</text:p>
            <text:p text:style-name="P125">The result will be “nothing” because 15 was in both sets. <text:span text:style-name="T109">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3">#rand<text:span text:style-name="T70">om</text:span>;min;max#</text:p>
            <text:p text:style-name="P73"/>
            <text:p text:style-name="P73">min – minimum value (inclusive)</text:p>
            <text:p text:style-name="P72">max – maximum value (inclusive)</text:p>
            <text:p text:style-name="P71">This operates with positive/negative integers only.</text:p>
          </table:table-cell>
        </table:table-row>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18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0">Example with format:</text:span> #math;1/3;0.000#</text:p>
            <text:p text:style-name="Standard">The result will be “0.333” <text:span text:style-name="T110">(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1">(modulo)</text:span></text:p>
            <text:p text:style-name="Table_20_Contents"/>
            <text:p text:style-name="P186">Note: The number value is not required to have a decimal point. Whole values will function as well.</text:p>
          </table:table-cell>
        </table:table-row>
        <text:soft-page-break/>
        <table:table-row table:style-name="Table4.1">
          <table:table-cell table:style-name="Table4.A2" office:value-type="string">
            <text:p text:style-name="P9">Greater than character</text:p>
          </table:table-cell>
          <table:table-cell table:style-name="Table4.B17" office:value-type="string">
            <text:p text:style-name="P4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60">Inline background shapes are a convenient way to create backgrounds for various elements. </text:p>
      <text:p text:style-name="P162">Normally you would need to create an independent element and keep its size up-to-date with the foreground element.</text:p>
      <text:p text:style-name="P161">There are two formats:</text:p>
      <text:h text:style-name="Heading_20_4" text:outline-level="4"><text:bookmark-start text:name="__RefHeading___Toc3336_350549976"/>Basic<text:bookmark-end text:name="__RefHeading___Toc3336_350549976"/></text:h>
      <text:p text:style-name="P161">#bgshape::[shape definition string]::[color string]#</text:p>
      <text:p text:style-name="P161">Example: <text:bookmark-start text:name="__DdeLink__3159_276080316"/><text:bookmark-start text:name="__DdeLink__3320_276080316"/><text:span text:style-name="T12">#bgshape::#roundedrect;0;-;-;30#::0xff00ff#</text:span><text:bookmark-end text:name="__DdeLink__3159_276080316"/><text:bookmark-end text:name="__DdeLink__3320_276080316"/></text:p>
      <text:h text:style-name="P207" text:outline-level="4"><text:bookmark-start text:name="__RefHeading___Toc3338_350549976"/>Advanced<text:bookmark-end text:name="__RefHeading___Toc3338_350549976"/></text:h>
      <text:p text:style-name="P169"><text:bookmark-start text:name="__DdeLink__2992_276080316"/>#bgshape::[shape definition string]::[color string]::[x offset]::[y offset]::[width adjust]::[height adjust]::[outline thickness]::[outline color]#<text:bookmark-end text:name="__DdeLink__2992_276080316"/></text:p>
      <text:p text:style-name="P166">Example: <text:bookmark-start text:name="__DdeLink__3162_276080316"/><text:bookmark-start text:name="__DdeLink__3325_276080316"/><text:span text:style-name="T12">#bgshape::</text:span><text:bookmark-start text:name="__DdeLink__3033_276080316"/><text:span text:style-name="T12">#roundedrect;0;-;-;30#</text:span><text:bookmark-end text:name="__DdeLink__3033_276080316"/><text:span text:style-name="T12">::0xff00ff::-20::-20::40::40::5::</text:span><text:bookmark-start text:name="__DdeLink__3411_276080316"/><text:span text:style-name="T12">0xff0000</text:span><text:bookmark-end text:name="__DdeLink__3411_276080316"/><text:span text:style-name="T12">#</text:span><text:bookmark-end text:name="__DdeLink__3162_276080316"/><text:bookmark-end text:name="__DdeLink__3325_276080316"/></text:p>
      <text:p text:style-name="P167">See the <text:bookmark-ref text:reference-format="text" text:ref-name="__RefHeading___Toc3225_445175734">Shape Elements</text:bookmark-ref><text:s/>section for how to define the shape. <text:span text:style-name="T88">The offset and adjust settings may be negative.</text:span></text:p>
      <text:h text:style-name="P208" text:outline-level="4"><text:bookmark-start text:name="__RefHeading___Toc3944_2190213348"/>Advanced <text:span text:style-name="T95">(with opacity)</text:span><text:bookmark-end text:name="__RefHeading___Toc3944_2190213348"/></text:h>
      <text:p text:style-name="P171"><text:bookmark-start text:name="__DdeLink__2992_2760803161"/>#bgshape::[shape definition string]::[color string]::[x offset]::[y offset]::[width adjust]::[height adjust]::[outline thickness]::[outline color]::<text:span text:style-name="T95">[opacity]</text:span>#<text:bookmark-end text:name="__DdeLink__2992_2760803161"/></text:p>
      <text:h text:style-name="Heading_20_3" text:outline-level="3"><text:bookmark-start text:name="__RefHeading___Toc3340_350549976"/>Inline Background <text:span text:style-name="T86">Graphic</text:span><text:bookmark-end text:name="__RefHeading___Toc3340_350549976"/></text:h>
      <text:p text:style-name="P168">Inline background <text:span text:style-name="T86">graphics</text:span> are a convenient way to create backgrounds for various elements.</text:p>
      <text:p text:style-name="P163">Normally you would need to create an independent element and keep its size up-to-date with the foreground element.</text:p>
      <text:p text:style-name="P163">There are two formats:</text:p>
      <text:h text:style-name="P209" text:outline-level="4"><text:bookmark-start text:name="__RefHeading___Toc3342_350549976"/>Basic<text:bookmark-end text:name="__RefHeading___Toc3342_350549976"/></text:h>
      <text:p text:style-name="P163">#<text:span text:style-name="T85">bggraphic</text:span>::<text:span text:style-name="T78">[image path]</text:span>#</text:p>
      <text:p text:style-name="P164">Example: <text:bookmark-start text:name="__DdeLink__3331_276080316"/><text:bookmark-start text:name="__DdeLink__3327_276080316"/><text:span text:style-name="T14">#</text:span><text:span text:style-name="T16">bggraphic</text:span><text:span text:style-name="T14">::images/Faction_empire.bmp#</text:span><text:bookmark-end text:name="__DdeLink__3331_276080316"/><text:bookmark-end text:name="__DdeLink__3327_276080316"/></text:p>
      <text:p text:style-name="P132">Note: The aspect ratio is not enforced. The <text:span text:style-name="T87">graphic</text:span> will stretch to the bounds of the element.</text:p>
      <text:h text:style-name="P207" text:outline-level="4"><text:bookmark-start text:name="__RefHeading___Toc3344_350549976"/><text:soft-page-break/>Advanced<text:bookmark-end text:name="__RefHeading___Toc3344_350549976"/></text:h>
      <text:p text:style-name="P170"><text:bookmark-start text:name="__DdeLink__3075_276080316"/><text:bookmark-start text:name="__DdeLink__3006_445175734"/>#<text:span text:style-name="T85">bggraphic</text:span>::[image path]::[x offset]::[y offset]::[width adjust]::[height adjust]::[lock aspect ratio]::[tile size]::[horizontal align]::[vertical align]#<text:bookmark-end text:name="__DdeLink__3075_276080316"/><text:bookmark-end text:name="__DdeLink__3006_445175734"/></text:p>
      <text:p text:style-name="P165">Example: <text:bookmark-start text:name="__DdeLink__3329_276080316"/><text:bookmark-start text:name="__DdeLink__3157_276080316"/><text:bookmark-start text:name="__DdeLink__3073_276080316"/><text:span text:style-name="T15">#</text:span><text:span text:style-name="T16">bggraphic</text:span><text:span text:style-name="T15">::images/Faction_empire.bmp::-5::-5::10::10::true::-::1::1#</text:span><text:bookmark-end text:name="__DdeLink__3329_276080316"/><text:bookmark-end text:name="__DdeLink__3157_276080316"/><text:bookmark-end text:name="__DdeLink__3073_276080316"/></text:p>
      <text:p text:style-name="P163">See the <text:bookmark-ref text:reference-format="text" text:ref-name="__RefHeading___Toc3159_445175734">Graphic (Graphic Elements)</text:bookmark-ref><text:s/><text:span text:style-name="T84">and </text:span><text:span text:style-name="T84"><text:bookmark-ref text:reference-format="text" text:ref-name="__RefHeading___Toc2989_1911363559">Override Fields</text:bookmark-ref></text:span><text:span text:style-name="T84"><text:s/></text:span>section<text:span text:style-name="T84">s </text:span>for how to <text:span text:style-name="T82">configure the various settings</text:span>. <text:span text:style-name="T88">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156965830368">
          <table:table-cell table:style-name="Table2.A1" office:value-type="string">
            <text:p text:style-name="P45">Function</text:p>
          </table:table-cell>
          <table:table-cell table:style-name="Table2.B1" office:value-type="string">
            <text:p text:style-name="P45">Definition Details</text:p>
          </table:table-cell>
        </table:table-row>
        <table:table-row table:style-name="TableLine2156965856752">
          <table:table-cell table:style-name="Table2.A2" office:value-type="string">
            <text:p text:style-name="P9">Referencing an Image</text:p>
          </table:table-cell>
          <table:table-cell table:style-name="Table2.B2" office:value-type="string">
            <text:p text:style-name="P63">The path to the file should be specified. The path may also be relative to the project file. </text:p>
            <text:p text:style-name="P63"/>
            <text:p text:style-name="P63">Supported Image Types: <text:span text:style-name="T23">BMP, GIF, EXIG, JPG, PNG, TIFF, and PSD.</text:span> PSD file support is rudimentary. 8 bit per channel PSD images should be functional. (RGBA) </text:p>
            <text:p text:style-name="P63"/>
            <text:p text:style-name="P45"><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156965857024">
          <table:table-cell table:style-name="Table2.A2" office:value-type="string">
            <text:p text:style-name="P9">Draw no image</text:p>
          </table:table-cell>
          <table:table-cell table:style-name="Table2.B2" office:value-type="string">
            <text:p text:style-name="P4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3"/>
            <text:p text:style-name="P6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5">Function</text:p>
            </table:table-cell>
            <table:table-cell table:style-name="Table1.B1" office:value-type="string">
              <text:p text:style-name="P45">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5">\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61">To close a tag specify the tag name with a ‘/’ character before it (Example: this word will be &lt;b&gt;bold&lt;/b&gt; and the rest will not).</text:span></text:p>
      <text:p text:style-name="Text_20_body">Using the outline functionality with Formatted Text is not recommended. There are numerous <text:soft-page-break/>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5">Function</text:p>
            </table:table-cell>
            <table:table-cell table:style-name="Table26.A1" office:value-type="string">
              <text:p text:style-name="P45">Requires Closing Tag</text:p>
            </table:table-cell>
            <table:table-cell table:style-name="Table26.C1" office:value-type="string">
              <text:p text:style-name="P45">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3">Y</text:p>
          </table:table-cell>
          <table:table-cell table:style-name="Table26.C2" office:value-type="string">
            <text:p text:style-name="P45">&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2">&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3">Y</text:p>
          </table:table-cell>
          <table:table-cell table:style-name="Table26.C2" office:value-type="string">
            <text:p text:style-name="P45">&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3">Y</text:p>
          </table:table-cell>
          <table:table-cell table:style-name="Table26.C2" office:value-type="string">
            <text:p text:style-name="P45">&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3">N</text:p>
          </table:table-cell>
          <table:table-cell table:style-name="Table26.C2" office:value-type="string">
            <text:p text:style-name="P45">&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3">N</text:p>
          </table:table-cell>
          <table:table-cell table:style-name="Table26.C2" office:value-type="string">
            <text:p text:style-name="P4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63">N</text:p>
          </table:table-cell>
          <table:table-cell table:style-name="Table26.C2" office:value-type="string">
            <text:p text:style-name="P45">&lt;push=#;#&gt;<text:span text:style-name="T1"> - (x;y) The amount to push the current x/y values. </text:span></text:p>
            <text:p text:style-name="P45">&lt;push=#&gt;<text:span text:style-name="T1"> - (x) The amount to push the current x value.</text:span></text:p>
            <text:p text:style-name="P63">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3">Y</text:p>
          </table:table-cell>
          <table:table-cell table:style-name="Table26.C2" office:value-type="string">
            <text:p text:style-name="P46">&lt;bgc=#########;<text:span text:style-name="T6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5">&lt;bgc=#########&gt;<text:span text:style-name="T1"> - Will create a background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3">N</text:p>
          </table:table-cell>
          <table:table-cell table:style-name="Table26.C2" office:value-type="string">
            <text:p text:style-name="P45">&lt;bgi=[filename]&gt; </text:p>
            <text:p text:style-name="P63"/>
            <text:p text:style-name="P4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600775709" text:style-name="L7">
              <text:list-item>
                <text:p text:style-name="P213">x offset</text:p>
              </text:list-item>
              <text:list-item>
                <text:p text:style-name="P213">y offset</text:p>
              </text:list-item>
              <text:list-item>
                <text:p text:style-name="P213">width</text:p>
              </text:list-item>
              <text:list-item>
                <text:p text:style-name="P213">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63">N</text:p>
          </table:table-cell>
          <table:table-cell table:style-name="Table26.C2" office:value-type="string">
            <text:p text:style-name="P45">&lt;img=[filename]&gt;</text:p>
            <text:p text:style-name="P45"><text:span text:style-name="T1">OR </text:span>&lt;img=[filename];[percent]&gt;</text:p>
            <text:p text:style-name="P45"><text:span text:style-name="T1">OR </text:span>&lt;img=[filename];[xoffset];[yoffset]&gt;</text:p>
            <text:p text:style-name="P45"><text:span text:style-name="T1">OR </text:span>&lt;img=[filename];[percent];[xoffset];[yoffset]&gt;</text:p>
            <text:p text:style-name="P63">OR <text:span text:style-name="T12">&lt;img=[filename];[xoffset];[yoffset];[width];[height]&gt;</text:span></text:p>
            <text:p text:style-name="P45"/>
            <text:list xml:id="list544262972" text:style-name="L8">
              <text:list-item>
                <text:p text:style-name="P214">percent – percentage of the <text:span text:style-name="T58">current</text:span> <text:span text:style-name="T58">font height</text:span> the image height should be (aspect ratio is maintained) – value from 0.00 to 1.00 would be smaller than the line. 1.00 represents 100%.</text:p>
              </text:list-item>
              <text:list-item>
                <text:p text:style-name="P214">xoffset – The x draw offset</text:p>
              </text:list-item>
              <text:list-item>
                <text:p text:style-name="P214">yoffset – The y draw offset</text:p>
              </text:list-item>
              <text:list-item>
                <text:p text:style-name="P214">width – The width to draw</text:p>
              </text:list-item>
              <text:list-item>
                <text:p text:style-name="P214">height – The height to draw</text:p>
              </text:list-item>
            </text:list>
            <text:p text:style-name="P63"/>
            <text:p text:style-name="P63">This will render an image and consume horizontal space like text does. If an image is too wide it will be shrunk horizontally to fit.</text:p>
            <text:p text:style-name="P63"/>
          </table:table-cell>
        </table:table-row>
        <table:table-row table:style-name="Table26.1">
          <table:table-cell table:style-name="Table26.A2" office:value-type="string">
            <text:p text:style-name="P36">Image Color</text:p>
          </table:table-cell>
          <table:table-cell table:style-name="Table26.A2" office:value-type="string">
            <text:p text:style-name="P91">Y</text:p>
          </table:table-cell>
          <table:table-cell table:style-name="Table26.C2" office:value-type="string">
            <text:p text:style-name="P143"><text:span text:style-name="T37">&lt;ic=#########&gt;</text:span><text:span text:style-name="T32"> - Will change the image color within the tag. </text:span><text:span text:style-name="T52">(See the section </text:span><text:span text:style-name="T52"><text:bookmark-ref text:reference-format="text" text:ref-name="__RefHeading__1790_802051065">Color String Format</text:bookmark-ref></text:span><text:span text:style-name="T52">). This applies to images and background images.</text:span></text:p>
          </table:table-cell>
        </table:table-row>
        <table:table-row table:style-name="Table26.1">
          <table:table-cell table:style-name="Table26.A2" office:value-type="string">
            <text:p text:style-name="P40">Mirror</text:p>
          </table:table-cell>
          <table:table-cell table:style-name="Table26.A2" office:value-type="string">
            <text:p text:style-name="P93">Y</text:p>
          </table:table-cell>
          <table:table-cell table:style-name="Table26.C2" office:value-type="string">
            <text:p text:style-name="P62">&lt;mh&gt; <text:span text:style-name="T1">or </text:span>&lt;mv&gt;<text:span text:style-name="T1"> - Will switch image rendering to mirror horizontally or vertically.</text:span></text:p>
            <text:p text:style-name="P62"/>
            <text:p text:style-name="P93"><text:span text:style-name="T12">Note:</text:span> Currently <text:span text:style-name="T113">this </text:span>only applies to the <text:span text:style-name="T12">img</text:span> <text:span text:style-name="T113">&amp; </text:span><text:span text:style-name="T19">bgi</text:span><text:span text:style-name="T113"> </text:span>tag<text:span text:style-name="T113">s</text:span>.</text:p>
          </table:table-cell>
        </table:table-row>
        <table:table-row table:style-name="Table26.1">
          <table:table-cell table:style-name="Table26.A2" office:value-type="string">
            <text:p text:style-name="P9">Font Size</text:p>
          </table:table-cell>
          <table:table-cell table:style-name="Table26.A2" office:value-type="string">
            <text:p text:style-name="P63">Y</text:p>
          </table:table-cell>
          <table:table-cell table:style-name="Table26.C2" office:value-type="string">
            <text:p text:style-name="P45">&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3">Y</text:p>
          </table:table-cell>
          <table:table-cell table:style-name="Table26.C2" office:value-type="string">
            <text:p text:style-name="P45">&lt;fc=#########&gt;<text:span text:style-name="T1"> - Will change the font color within the tag. </text:span><text:span text:style-name="T48">(See the section </text:span><text:span text:style-name="T48"><text:bookmark-ref text:reference-format="text" text:ref-name="__RefHeading__1790_802051065">Color String Format</text:bookmark-ref></text:span><text:span text:style-name="T48">)</text:span></text:p>
          </table:table-cell>
        </table:table-row>
        <table:table-row table:style-name="Table26.1">
          <table:table-cell table:style-name="Table26.A2" office:value-type="string">
            <text:p text:style-name="P9">Font</text:p>
          </table:table-cell>
          <table:table-cell table:style-name="Table26.A2" office:value-type="string">
            <text:p text:style-name="P63">Y</text:p>
          </table:table-cell>
          <table:table-cell table:style-name="Table26.C2" office:value-type="string">
            <text:p text:style-name="P45">&lt;f=<text:span text:style-name="T51">fontname;fontsize;bold;underline;italicized;strikeout</text:span>&gt;<text:span text:style-name="T1"> </text:span><text:span text:style-name="T48">(See the section </text:span><text:span text:style-name="T48"><text:bookmark-ref text:reference-format="text" text:ref-name="__RefHeading__2151_2015678595">Font String Format</text:bookmark-ref></text:span><text:span text:style-name="T48">)</text:span></text:p>
            <text:p text:style-name="P117"/>
            <text:p text:style-name="P61"><text:span text:style-name="T48">The </text:span><text:span text:style-name="T46">fontsize</text:span><text:span text:style-name="T48"> parameter can </text:span><text:span text:style-name="T49">blank</text:span><text:span text:style-name="T48"> to indicate to use the prior font size.</text:span></text:p>
            <text:p text:style-name="P117"/>
            <text:p text:style-name="P118">Alternatives:</text:p>
            <text:p text:style-name="P60"><text:span text:style-name="T46">&lt;f=</text:span><text:span text:style-name="T51">fontname</text:span><text:span text:style-name="T46">&gt;</text:span></text:p>
            <text:p text:style-name="P60"><text:span text:style-name="T46">&lt;f=</text:span><text:span text:style-name="T51">fontname;fontsize</text:span><text:span text:style-name="T46">&gt;</text:span></text:p>
          </table:table-cell>
        </table:table-row>
        <text:soft-page-break/>
        <table:table-row table:style-name="Table26.1">
          <table:table-cell table:style-name="Table26.A2" office:value-type="string">
            <text:p text:style-name="P42">Font Scale</text:p>
          </table:table-cell>
          <table:table-cell table:style-name="Table26.A2" office:value-type="string">
            <text:p text:style-name="P63"/>
          </table:table-cell>
          <table:table-cell table:style-name="Table26.C2" office:value-type="string">
            <text:p text:style-name="P45">&lt;<text:span text:style-name="T122">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3"/>
          </table:table-cell>
          <table:table-cell table:style-name="Table26.C2" office:value-type="string">
            <text:p text:style-name="P45">&lt;<text:span text:style-name="T123">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3">Y</text:p>
          </table:table-cell>
          <table:table-cell table:style-name="Table26.C2" office:value-type="string">
            <text:p text:style-name="P4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3">Y</text:p>
          </table:table-cell>
          <table:table-cell table:style-name="Table26.C1" office:value-type="string">
            <text:p text:style-name="P4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9">N</text:p>
          </table:table-cell>
          <table:table-cell table:style-name="Table26.C2" office:value-type="string">
            <text:p text:style-name="P5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3">&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70">Y</text:p>
          </table:table-cell>
          <table:table-cell table:style-name="Table26.C2" office:value-type="string">
            <text:p text:style-name="P5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0">Y</text:p>
          </table:table-cell>
          <table:table-cell table:style-name="Table26.C2" office:value-type="string">
            <text:p text:style-name="P51">&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0">Y</text:p>
          </table:table-cell>
          <table:table-cell table:style-name="Table26.C2" office:value-type="string">
            <text:p text:style-name="P5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86">N</text:p>
          </table:table-cell>
          <table:table-cell table:style-name="Table26.C2" office:value-type="string">
            <text:p text:style-name="P59">&lt;marginleft=#;#;#&gt;<text:span text:style-name="T1"> </text:span><text:span text:style-name="T6">or </text:span><text:span text:style-name="T114">&lt;mgnl=</text:span>=#;#;#<text:span text:style-name="T114">&gt;</text:span><text:span text:style-name="T6"> </text:span><text:span text:style-name="T1">- Creates a left horizontal margin with the vertical range specified in the last two values. The range end value is exclusive.</text:span></text:p>
            <text:p text:style-name="P86"/>
            <text:p text:style-name="P57"><text:span text:style-name="T1">&lt;marginleft=30;150;350&gt; - creates a </text:span><text:span text:style-name="T5">left </text:span><text:span text:style-name="T1">margin of 30 pixels for the y-range of 150-350 within the element (relative).</text:span></text:p>
            <text:p text:style-name="P86"/>
            <text:p text:style-name="P58"><text:span text:style-name="T5">Notes:</text:span><text:span text:style-name="T1"> </text:span></text:p>
            <text:list xml:id="list4107503597" text:style-name="L9">
              <text:list-item>
                <text:p text:style-name="P218"><text:span text:style-name="T27">D</text:span><text:span text:style-name="T25">efine these at the start of the Element Definition. While you can set them later it may not work as expected.</text:span></text:p>
              </text:list-item>
              <text:list-item>
                <text:p text:style-name="P219"><text:span text:style-name="T27">This only works with left-aligned unjustified text </text:span><text:span text:style-name="T29">(for now)</text:span><text:span text:style-name="T27">.</text:span></text:p>
              </text:list-item>
              <text:list-item>
                <text:p text:style-name="P220"><text:span text:style-name="T27">Y</text:span><text:span text:style-name="T25">ou may specify multiple margins for both left and right (left/right are treated independently). </text:span></text:p>
              </text:list-item>
              <text:list-item>
                <text:p text:style-name="P215">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86">N</text:p>
          </table:table-cell>
          <table:table-cell table:style-name="Table26.C2" office:value-type="string">
            <text:p text:style-name="P144"><text:span text:style-name="T35">&lt;marginright=#;#;#&gt;</text:span><text:span text:style-name="T27"> </text:span><text:span text:style-name="T33">or </text:span><text:span text:style-name="T38">&lt;mgnr=</text:span><text:span text:style-name="T35">=#;#;#</text:span><text:span text:style-name="T38">&gt;</text:span><text:span text:style-name="T33"> </text:span><text:span text:style-name="T35"><text:s/></text:span><text:span text:style-name="T27">- Creates a right horizontal margin with the vertical range specified in the last two values. The range end value is exclusive.</text:span></text:p>
            <text:p text:style-name="P86"/>
            <text:p text:style-name="P140"><text:span text:style-name="T27">&lt;marginright=200;0;50&gt; - creates a </text:span><text:span text:style-name="T29">right </text:span><text:span text:style-name="T27">margin of </text:span><text:span text:style-name="T28">20</text:span><text:span text:style-name="T27">0 pixels for the y-range of 0-50 within the element (relative).</text:span></text:p>
            <text:p text:style-name="P86"/>
            <text:p text:style-name="P87">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7">Y</text:p>
          </table:table-cell>
          <table:table-cell table:style-name="Table26.C2" office:value-type="string">
            <text:p text:style-name="P4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3">N</text:p>
          </table:table-cell>
          <table:table-cell table:style-name="Table26.C2" office:value-type="string">
            <text:p text:style-name="P45">&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3">N</text:p>
          </table:table-cell>
          <table:table-cell table:style-name="Table26.C2" office:value-type="string">
            <text:p text:style-name="P45">&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8">N/A</text:p>
          </table:table-cell>
          <table:table-cell table:style-name="Table26.C2" office:value-type="string">
            <text:p text:style-name="P68">The ‘\’ character can be used to indicate to ignore any special meaning of the following character. Examples:</text:p>
            <text:p text:style-name="P5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2">NOTE</text:span>: The line spacing must be configured. <text:span text:style-name="T60">L</text:span>ine<text:span text:style-name="T60">s</text:span> will draw on top of <text:span text:style-name="T60">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2">shapename</text:span>;<text:span text:style-name="T12">thickness</text:span>;<text:span text:style-name="T12">horizontal_size</text:span>;<text:span text:style-name="T12">vertical_size</text:span>#</text:p>
      <text:p text:style-name="P3">Other complex types have the same basic format with extra parameters:</text:p>
      <text:p text:style-name="P3">#<text:span text:style-name="T12">shapename</text:span>;<text:span text:style-name="T12">thickness</text:span>;<text:span text:style-name="T12">horizontal_size</text:span>;<text:span text:style-name="T12">vertical_size;[extra parameters]</text:span>#</text:p>
      <text:p text:style-name="P3"/>
      <text:p text:style-name="P6">Example: <text:span text:style-name="T12">#roundedrect;0;-;-;45# </text:span>(see below for what the <text:span text:style-name="T12">45</text:span> indicates)</text:p>
      <text:p text:style-name="P7"/>
      <table:table table:name="Table19" table:style-name="Table19">
        <table:table-column table:style-name="Table19.A"/>
        <table:table-column table:style-name="Table19.B"/>
        <table:table-header-rows>
          <table:table-row table:style-name="TableLine215696584342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156965859472">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15696586056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156965863008">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5">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5">[EdgeSize]</text:p>
            <text:p text:style-name="P63"/>
            <text:p text:style-name="P63">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5">[AllowPartialGrid];[GridWidth];[GridHeight]</text:p>
            <text:p text:style-name="P45"/>
            <text:p text:style-name="P63">AllowPartialGrid – Allows the grid to draw in an incomplete form on the right and bottom</text:p>
            <text:p text:style-name="P63">GridWidth – The width of a single rectangle in the grid.</text:p>
            <text:p text:style-name="P63">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5">[Corner]</text:p>
            <text:p text:style-name="P45"/>
            <text:p text:style-name="P63">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123363763" text:style-name="L10">
        <text:list-item>
          <text:p text:style-name="P23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577362322" text:style-name="L11">
        <text:list-item>
          <text:p text:style-name="P210">Card Values (![x])</text:p>
        </text:list-item>
        <text:list-item>
          <text:p text:style-name="P210">Data Source References (@[x]) <text:span text:style-name="T73">&amp; Substring (%[x,y,z]) (starting with right most first)</text:span></text:p>
        </text:list-item>
        <text:list-item>
          <text:p text:style-name="P212">Element Fields (&amp;[x])</text:p>
        </text:list-item>
        <text:list-item>
          <text:p text:style-name="P210">If/Switch <text:span text:style-name="T59">(starting with the right most first)</text:span></text:p>
        </text:list-item>
        <text:list-item>
          <text:p text:style-name="P210">Text translations (Note: These only apply to Text elements)</text:p>
        </text:list-item>
        <text:list-item>
          <text:p text:style-name="P211">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156965862192">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156965612768">
          <table:table-cell table:style-name="Table29.A2" office:value-type="string">
            <text:p text:style-name="P13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text:soft-page-break/>Reload References). This allows you to work offline after you have loaded a given layout (or multiple). The cache is persisted to disk and is available after relaunching the application.</text:p>
          </table:table-cell>
        </table:table-row>
        <table:table-row table:style-name="TableLine2156965601344">
          <table:table-cell table:style-name="Table29.A2" office:value-type="string">
            <text:p text:style-name="P130">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156965611952">
          <table:table-cell table:style-name="Table29.A2" office:value-type="string">
            <text:p text:style-name="P131">Log Incept Translation</text:p>
          </table:table-cell>
          <table:table-cell table:style-name="Table29.B2" office:value-type="string">
            <text:p text:style-name="P127">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21">PDF export</text:span> settings can be found under <text:span text:style-name="T12">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156965607600">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156965610864">
          <table:table-cell table:style-name="PrintSettings.A2" office:value-type="string">
            <text:p text:style-name="P130">Page Width</text:p>
          </table:table-cell>
          <table:table-cell table:style-name="PrintSettings.B2" office:value-type="string">
            <text:p text:style-name="Table_20_Contents">The full width of the paper to print to (inches)</text:p>
          </table:table-cell>
        </table:table-row>
        <table:table-row table:style-name="TableLine2156965611136">
          <table:table-cell table:style-name="PrintSettings.A2" office:value-type="string">
            <text:p text:style-name="P130">Page Height</text:p>
          </table:table-cell>
          <table:table-cell table:style-name="PrintSettings.B2" office:value-type="string">
            <text:p text:style-name="Table_20_Contents">The full height of the paper to print to (inches)</text:p>
          </table:table-cell>
        </table:table-row>
        <table:table-row table:style-name="TableLine2156965604880">
          <table:table-cell table:style-name="PrintSettings.A2" office:value-type="string">
            <text:p text:style-name="P13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156965602160">
          <table:table-cell table:style-name="PrintSettings.A2" office:value-type="string">
            <text:p text:style-name="P13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156965614128">
          <table:table-cell table:style-name="PrintSettings.A2" office:value-type="string">
            <text:p text:style-name="P13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156965614944">
          <table:table-cell table:style-name="PrintSettings.A2" office:value-type="string">
            <text:p text:style-name="P13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3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04" text:outline-level="3"><text:bookmark-start text:name="__RefHeading___Toc6348_3332896927"/>Exporting Borders<text:bookmark-end text:name="__RefHeading___Toc6348_3332896927"/></text:h>
      <text:p text:style-name="P193">To export borders for a layout, you must have both the “Draw Borders” and “Export Layout Border” settings checked.</text:p>
      <text:h text:style-name="Heading_20_3" text:outline-level="3"><text:bookmark-start text:name="__RefHeading___Toc3362_350549976"/><text:soft-page-break/>Layout Notes<text:bookmark-end text:name="__RefHeading___Toc3362_350549976"/></text:h>
      <text:p text:style-name="P13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3">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72">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73">CardMaker supports a number of command line options related to exporting as well as starting up with a specific project loaded.</text:p>
      <text:h text:style-name="P200" text:outline-level="2"><text:bookmark-start text:name="__RefHeading___Toc3948_2190213348"/>Start-up Project<text:bookmark-end text:name="__RefHeading___Toc3948_2190213348"/></text:h>
      <text:p text:style-name="P173">Simply provide the file path to the CardMaker Project as the first and only argument to the application.</text:p>
      <text:p text:style-name="P173">Example: CardMaker E:\CardMaker\sample\sample_project.cmp</text:p>
      <text:h text:style-name="Heading_20_2" text:outline-level="2"><text:bookmark-start text:name="__RefHeading___Toc3950_2190213348"/>Export<text:bookmark-end text:name="__RefHeading___Toc3950_2190213348"/></text:h>
      <text:p text:style-name="P174">Export supports two general modes: PDF and Image export. PDF exports entire layouts to a single PDF file while Image export allows for very granular exports down to the individual card.</text:p>
      <text:h text:style-name="P205"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156965602704">
            <table:table-cell table:style-name="CommonCommandLineArgs.A1" office:value-type="string">
              <text:p text:style-name="P175">Functionality</text:p>
            </table:table-cell>
            <table:table-cell table:style-name="CommonCommandLineArgs.A1" office:value-type="string">
              <text:p text:style-name="P175">Argument</text:p>
            </table:table-cell>
            <table:table-cell table:style-name="CommonCommandLineArgs.A1" office:value-type="string">
              <text:p text:style-name="P175">Example</text:p>
            </table:table-cell>
            <table:table-cell table:style-name="CommonCommandLineArgs.D1" office:value-type="string">
              <text:p text:style-name="P175">Notes</text:p>
            </table:table-cell>
          </table:table-row>
        </table:table-header-rows>
        <table:table-row table:style-name="TableLine2156965606240">
          <table:table-cell table:style-name="CommonCommandLineArgs.A2" office:value-type="string">
            <text:p text:style-name="P148">Export Format</text:p>
          </table:table-cell>
          <table:table-cell table:style-name="CommonCommandLineArgs.A2" office:value-type="string">
            <text:p text:style-name="P147">-<text:span text:style-name="T96">exportFormat</text:span></text:p>
          </table:table-cell>
          <table:table-cell table:style-name="CommonCommandLineArgs.A2" office:value-type="string">
            <text:p text:style-name="P148">pdf</text:p>
          </table:table-cell>
          <table:table-cell table:style-name="CommonCommandLineArgs.D2" office:value-type="string">
            <text:p text:style-name="P148">Various formats:</text:p>
            <text:p text:style-name="P150">pdf, bmp, emf, exif, gif, icon, jpeg, png<text:span text:style-name="T103">(image default)</text:span>, tiff, wmf</text:p>
          </table:table-cell>
        </table:table-row>
        <table:table-row table:style-name="TableLine2156965603248">
          <table:table-cell table:style-name="CommonCommandLineArgs.A2" office:value-type="string">
            <text:p text:style-name="P148">Export Path</text:p>
          </table:table-cell>
          <table:table-cell table:style-name="CommonCommandLineArgs.A2" office:value-type="string">
            <text:p text:style-name="P147">-<text:span text:style-name="T96">exportPath</text:span></text:p>
          </table:table-cell>
          <table:table-cell table:style-name="CommonCommandLineArgs.A2" office:value-type="string">
            <text:p text:style-name="P148">E:\file.pdf</text:p>
          </table:table-cell>
          <table:table-cell table:style-name="CommonCommandLineArgs.D2" office:value-type="string">
            <text:p text:style-name="P148">For pdf files this should be a file path. For images it should be a folder path.</text:p>
          </table:table-cell>
        </table:table-row>
        <table:table-row table:style-name="TableLine2156965611408">
          <table:table-cell table:style-name="CommonCommandLineArgs.A2" office:value-type="string">
            <text:p text:style-name="P148">Project Path</text:p>
          </table:table-cell>
          <table:table-cell table:style-name="CommonCommandLineArgs.A2" office:value-type="string">
            <text:p text:style-name="P147">-<text:span text:style-name="T96">projectPath</text:span></text:p>
          </table:table-cell>
          <table:table-cell table:style-name="CommonCommandLineArgs.A2" office:value-type="string">
            <text:p text:style-name="P152">E:\CardMaker\sample\<text:soft-page-break/>sample_project.cmp</text:p>
          </table:table-cell>
          <table:table-cell table:style-name="CommonCommandLineArgs.D2" office:value-type="string">
            <text:p text:style-name="P148"/>
          </table:table-cell>
        </table:table-row>
        <table:table-row table:style-name="TableLine2156965610048">
          <table:table-cell table:style-name="CommonCommandLineArgs.A2" office:value-type="string">
            <text:p text:style-name="P148">Layout Names</text:p>
          </table:table-cell>
          <table:table-cell table:style-name="CommonCommandLineArgs.A2" office:value-type="string">
            <text:p text:style-name="P147">-<text:span text:style-name="T96">layoutNames</text:span></text:p>
          </table:table-cell>
          <table:table-cell table:style-name="CommonCommandLineArgs.A2" office:value-type="string">
            <text:p text:style-name="P149">“PowerDeck” “Layout with space”</text:p>
          </table:table-cell>
          <table:table-cell table:style-name="CommonCommandLineArgs.D2" office:value-type="string">
            <text:p text:style-name="P148">The args following this may be quoted and should have spaces between them. Each of the layouts will be included in the export. <text:span text:style-name="T99">Defaults to all in project.</text:span></text:p>
          </table:table-cell>
        </table:table-row>
        <table:table-row table:style-name="TableLine2156965603520">
          <table:table-cell table:style-name="CommonCommandLineArgs.A2" office:value-type="string">
            <text:p text:style-name="P148">Google Credentials</text:p>
          </table:table-cell>
          <table:table-cell table:style-name="CommonCommandLineArgs.A2" office:value-type="string">
            <text:p text:style-name="P147">-<text:span text:style-name="T96">googleCredential</text:span></text:p>
          </table:table-cell>
          <table:table-cell table:style-name="CommonCommandLineArgs.A2" office:value-type="string">
            <text:p text:style-name="P149"/>
          </table:table-cell>
          <table:table-cell table:style-name="CommonCommandLineArgs.D2" office:value-type="string">
            <text:p text:style-name="P148">The key provided by visiting the OAUTH2 page within the UI (can also be visited manually).</text:p>
          </table:table-cell>
        </table:table-row>
      </table:table>
      <text:p text:style-name="P176"/>
      <text:h text:style-name="P205"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156965614400">
            <table:table-cell table:style-name="PDFCommandLineArgs.A1" office:value-type="string">
              <text:p text:style-name="P175">Functionality</text:p>
            </table:table-cell>
            <table:table-cell table:style-name="PDFCommandLineArgs.A1" office:value-type="string">
              <text:p text:style-name="P175">Argument</text:p>
            </table:table-cell>
            <table:table-cell table:style-name="PDFCommandLineArgs.A1" office:value-type="string">
              <text:p text:style-name="P175">Example</text:p>
            </table:table-cell>
            <table:table-cell table:style-name="PDFCommandLineArgs.D1" office:value-type="string">
              <text:p text:style-name="P175">Notes</text:p>
            </table:table-cell>
          </table:table-row>
        </table:table-header-rows>
        <table:table-row table:style-name="TableLine2156965608144">
          <table:table-cell table:style-name="PDFCommandLineArgs.A2" office:value-type="string">
            <text:p text:style-name="P151">Page Orientation</text:p>
          </table:table-cell>
          <table:table-cell table:style-name="PDFCommandLineArgs.A2" office:value-type="string">
            <text:p text:style-name="P147">-<text:span text:style-name="T97">pageOrientation</text:span></text:p>
          </table:table-cell>
          <table:table-cell table:style-name="PDFCommandLineArgs.A2" office:value-type="string">
            <text:p text:style-name="P151">landscape</text:p>
          </table:table-cell>
          <table:table-cell table:style-name="PDFCommandLineArgs.D2" office:value-type="string">
            <text:p text:style-name="P151">Landscape or Portrait(default)</text:p>
          </table:table-cell>
        </table:table-row>
      </table:table>
      <text:p text:style-name="P176"/>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156965604336">
            <table:table-cell table:style-name="ImageCommandLineArgs.A1" office:value-type="string">
              <text:p text:style-name="P175">Functionality</text:p>
            </table:table-cell>
            <table:table-cell table:style-name="ImageCommandLineArgs.A1" office:value-type="string">
              <text:p text:style-name="P175">Argument</text:p>
            </table:table-cell>
            <table:table-cell table:style-name="ImageCommandLineArgs.A1" office:value-type="string">
              <text:p text:style-name="P175">Example</text:p>
            </table:table-cell>
            <table:table-cell table:style-name="ImageCommandLineArgs.D1" office:value-type="string">
              <text:p text:style-name="P175">Notes</text:p>
            </table:table-cell>
          </table:table-row>
        </table:table-header-rows>
        <table:table-row table:style-name="TableLine2156965609504">
          <table:table-cell table:style-name="ImageCommandLineArgs.A2" office:value-type="string">
            <text:p text:style-name="P147">Card Indices</text:p>
          </table:table-cell>
          <table:table-cell table:style-name="ImageCommandLineArgs.A2" office:value-type="string">
            <text:p text:style-name="P147">-<text:span text:style-name="T97">cardIndices</text:span></text:p>
          </table:table-cell>
          <table:table-cell table:style-name="ImageCommandLineArgs.A2" office:value-type="string">
            <text:p text:style-name="P147">“<text:span text:style-name="T97">1-4,6,18-27</text:span>”</text:p>
          </table:table-cell>
          <table:table-cell table:style-name="ImageCommandLineArgs.D2" office:value-type="string">
            <text:p text:style-name="P151">Allows for multiple values to be specified via comma separated. These may also include ranges. All values are card numbers. <text:span text:style-name="T98">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79">1 - Export the cards 1-4,6,7 from layouts Sample and Default from the custom_project.cmp as png files to E:\export.</text:p>
      <text:p text:style-name="P177">CardMaker -projectPath E:\<text:span text:style-name="T101">custom</text:span>_project.cmp -exportFormat png <text:line-break/>-layoutNames "<text:span text:style-name="T101">Sample</text:span>" "Default" -cardIndices "1-4,<text:span text:style-name="T100">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79">2 - Export all the cards from every layout from the custom_project.cmp as a pdf file E:\export\file.pdf.</text:p>
      <text:p text:style-name="P178">CardMaker -projectPath E:\<text:span text:style-name="T101">custom</text:span>_project.cmp -exportFormat <text:span text:style-name="T102">pdf</text:span> <text:line-break/>-exportPath "<text:span text:style-name="T102">E:\export\file.pdf</text:span>"</text:p>
      <text:p text:style-name="P178"><text:soft-page-break/></text:p>
      <text:h text:style-name="Heading_20_1" text:outline-level="1"><text:bookmark-start text:name="__RefHeading___Toc3862_737891315"/>File Formats and 3<text:span text:style-name="T106">rd</text:span> Party Handlers<text:bookmark-end text:name="__RefHeading___Toc3862_737891315"/></text:h>
      <text:p text:style-name="P181">PSD files are read by Endogine based code</text:p>
      <text:p text:style-name="P181">Excel files are read by ClosedXML</text:p>
      <text:list xml:id="list1019203447" text:style-name="L12">
        <text:list-item>
          <text:p text:style-name="P233">There may be issues if a cell has a comment applied</text:p>
        </text:list-item>
      </text:list>
      <text:p text:style-name="P181">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6" meta:paragraph-count="1091" meta:word-count="9163" meta:character-count="55527" meta:non-whitespace-character-count="47378"/>
  </office:meta>
</office:document-meta>
</file>